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1" svg:font-family="'Open sans'" style:font-family-generic="swiss"/>
    <style:font-face style:name="OpenSans" svg:font-family="OpenSans" style:font-family-generic="swiss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family-generic="swiss" style:font-pitch="variable"/>
    <style:font-face style:name="OpenSans1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55cm" fo:min-width="1.5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8" style:family="graphic" style:parent-style-name="standard">
      <style:graphic-properties draw:stroke="none" draw:fill="none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3.459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861cm" fo:min-width="0cm"/>
      <style:paragraph-properties style:writing-mode="lr-tb"/>
    </style:style>
    <style:style style:name="gr14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4.494cm" fo:min-width="0cm"/>
      <style:paragraph-properties style:writing-mode="lr-tb"/>
    </style:style>
    <style:style style:name="gr1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2.094cm" fo:min-width="0cm"/>
      <style:paragraph-properties style:writing-mode="lr-tb"/>
    </style:style>
    <style:style style:name="gr16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10.5cm"/>
    </style:style>
    <style:style style:name="gr18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.55cm" fo:min-width="1.093cm"/>
      <style:paragraph-properties style:writing-mode="lr-tb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55cm" fo:min-width="1.0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5.9cm"/>
    </style:style>
    <style:style style:name="gr2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7.1cm"/>
    </style:style>
    <style:style style:name="gr2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.399cm"/>
      <style:paragraph-properties style:writing-mode="lr-tb"/>
    </style:style>
    <style:style style:name="gr27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7.5cm"/>
    </style:style>
    <style:style style:name="gr29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0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2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5.5cm"/>
    </style:style>
    <style:style style:name="gr34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6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2.5cm"/>
    </style:style>
    <style:style style:name="gr38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6.9cm"/>
    </style:style>
    <style:style style:name="gr40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2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4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6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7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8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49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50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5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52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5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0.861cm" fo:min-width="0cm"/>
      <style:paragraph-properties style:writing-mode="lr-tb"/>
    </style:style>
    <style:style style:name="gr54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3.661cm" fo:min-width="0cm"/>
      <style:paragraph-properties style:writing-mode="lr-tb"/>
    </style:style>
    <style:style style:name="gr5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2.094cm" fo:min-width="0cm"/>
      <style:paragraph-properties style:writing-mode="lr-tb"/>
    </style:style>
    <style:style style:name="gr56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57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6.1cm"/>
    </style:style>
    <style:style style:name="gr59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60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6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62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6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7.7cm"/>
    </style:style>
    <style:style style:name="gr65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66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67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2.3cm"/>
    </style:style>
    <style:style style:name="gr68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69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70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71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gr72" style:family="graphic" style:parent-style-name="standard">
      <style:graphic-properties draw:fill="solid" draw:fill-color="#ffffff" draw:textarea-horizontal-align="justify" draw:textarea-vertical-align="middle" draw:auto-grow-height="false" fo:min-height="0.661cm" fo:min-width="4.9cm"/>
    </style:style>
    <style:style style:name="gr73" style:family="graphic" style:parent-style-name="Default_5f_3_5f_1" style:list-style-name="L4">
      <style:graphic-properties draw:stroke="none" svg:stroke-color="#000000" draw:fill="none" draw:fill-color="#ffffff" draw:textarea-horizontal-align="left" draw:auto-grow-height="true" draw:auto-grow-width="false" fo:min-height="11.061cm" fo:min-width="0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3.154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r7" style:family="presentation" style:parent-style-name="sub_5f_header_5f_-title">
      <style:graphic-properties draw:auto-grow-height="true" fo:min-height="2.957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1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1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style:font-name="OpenSans" fo:font-weight="bold"/>
    </style:style>
    <style:style style:name="P11" style:family="paragraph">
      <style:paragraph-properties style:writing-mode="lr-tb"/>
      <style:text-properties style:font-name="Open Sans1" fo:font-size="36pt" fo:language="en" fo:country="US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  <style:text-properties style:font-name="Open Sans1"/>
    </style:style>
    <style:style style:name="P13" style:family="paragraph">
      <style:paragraph-properties fo:margin-left="0cm" fo:margin-right="0cm" fo:margin-top="0cm" fo:margin-bottom="0.404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18pt" style:font-size-asian="14pt" style:font-size-complex="14pt"/>
    </style:style>
    <style:style style:name="P15" style:family="paragraph">
      <style:paragraph-properties fo:margin-left="0cm" fo:margin-right="0cm" fo:margin-top="0cm" fo:margin-bottom="0.2cm" fo:line-height="100%" fo:text-indent="0cm"/>
    </style:style>
    <style:style style:name="P16" style:family="paragraph">
      <style:paragraph-properties fo:margin-left="0cm" fo:margin-right="0cm" fo:margin-top="0cm" fo:margin-bottom="0.2cm" fo:line-height="100%" fo:text-indent="0cm"/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.2cm" fo:line-height="100%" fo:text-indent="0cm" style:writing-mode="lr-tb"/>
      <style:text-properties style:font-name="Open sans1" fo:font-size="14pt" style:font-size-asian="18pt" style:font-size-complex="18pt"/>
    </style:style>
    <style:style style:name="P18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Open Sans1" fo:font-size="24pt" fo:language="en" fo:country="US" style:font-size-asian="24pt" style:font-size-complex="24pt"/>
    </style:style>
    <style:style style:name="T2" style:family="text">
      <style:text-properties style:font-name="Open Sans1" fo:language="en" fo:country="US"/>
    </style:style>
    <style:style style:name="T3" style:family="text">
      <style:text-properties style:font-name="Open Sans1"/>
    </style:style>
    <style:style style:name="T4" style:family="text">
      <style:text-properties style:font-name="OpenSans" fo:font-size="14pt" style:font-size-asian="14pt" style:font-size-complex="14pt"/>
    </style:style>
    <style:style style:name="T5" style:family="text">
      <style:text-properties style:font-name="OpenSans" fo:font-weight="bold"/>
    </style:style>
    <style:style style:name="T6" style:family="text">
      <style:text-properties fo:color="#000000" style:text-outline="false" style:text-line-through-style="none" style:text-line-through-type="none" style:font-name="Open Sans1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Open Sans1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style:font-name="Open sans1" fo:font-size="18pt" style:font-size-asian="14pt" style:font-size-complex="14pt"/>
    </style:style>
    <style:style style:name="T9" style:family="text">
      <style:text-properties style:font-name="Open sans1" fo:font-size="18pt" fo:font-weight="bold" style:font-size-asian="14pt" style:font-weight-asian="bold" style:font-size-complex="14pt" style:font-weight-complex="bold"/>
    </style:style>
    <style:style style:name="T10" style:family="text">
      <style:text-properties style:font-name="Open sans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Circular Queue</text:span><text:span text:style-name="T1">– Linked li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Circular Queue -Linked Lis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g xml:id="id3" draw:id="id3">
          <draw:g>
            <draw:custom-shape draw:style-name="gr3" draw:text-style-name="P5" draw:layer="layout" svg:width="2cm" svg:height="0.8cm" svg:x="6.7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8.7cm" svg:y="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6.971cm" svg:y="6cm">
            <draw:text-box>
              <text:p><text:span text:style-name="T4">10</text:span></text:p>
            </draw:text-box>
          </draw:frame>
          <draw:g>
            <draw:custom-shape draw:style-name="gr3" draw:text-style-name="P5" draw:layer="layout" svg:width="2cm" svg:height="0.8cm" svg:x="13.5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15.5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5" draw:layer="layout" svg:width="2cm" svg:height="0.8cm" svg:x="19.9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21.9cm" svg:y="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13.9cm" svg:y="6cm">
            <draw:text-box>
              <text:p><text:span text:style-name="T4">20</text:span></text:p>
            </draw:text-box>
          </draw:frame>
          <draw:frame draw:style-name="gr5" draw:text-style-name="P7" draw:layer="layout" svg:width="1.129cm" svg:height="0.831cm" svg:x="20.271cm" svg:y="6cm">
            <draw:text-box>
              <text:p><text:span text:style-name="T4">30</text:span></text:p>
            </draw:text-box>
          </draw:frame>
          <draw:line draw:style-name="gr6" draw:text-style-name="P8" draw:layer="layout" svg:x1="10.1cm" svg:y1="6.4cm" svg:x2="13.5cm" svg:y2="6.4cm">
            <text:p/>
          </draw:line>
          <draw:line draw:style-name="gr6" draw:text-style-name="P8" draw:layer="layout" svg:x1="16.9cm" svg:y1="6.4cm" svg:x2="19.9cm" svg:y2="6.4cm">
            <text:p/>
          </draw:line>
          <draw:g>
            <draw:custom-shape draw:style-name="gr3" draw:text-style-name="P5" draw:layer="layout" svg:width="2cm" svg:height="0.8cm" svg:x="2.9cm" svg:y="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9" draw:layer="layout" svg:width="2.191cm" svg:height="0.962cm" svg:x="2.9cm" svg:y="5.1cm">
              <draw:text-box>
                <text:p>Head </text:p>
              </draw:text-box>
            </draw:frame>
          </draw:g>
          <draw:line draw:style-name="gr6" draw:text-style-name="P8" draw:layer="layout" svg:x1="4.5cm" svg:y1="6.4cm" svg:x2="6.7cm" svg:y2="6.4cm">
            <text:p/>
          </draw:line>
        </draw:g>
        <draw:frame draw:style-name="gr8" draw:text-style-name="P10" draw:layer="layout" svg:width="8cm" svg:height="1cm" svg:x="0.8cm" svg:y="3.6cm">
          <draw:text-box>
            <text:p xml:id="id2" text:id="id2"><text:span text:style-name="T5">Single Linked List </text:span></text:p>
          </draw:text-box>
        </draw:frame>
        <draw:frame presentation:style-name="pr5" draw:text-style-name="P11" draw:layer="layout" svg:width="25.251cm" svg:height="3.154cm" svg:x="0.551cm" svg:y="0.2cm" presentation:class="title" presentation:user-transformed="true">
          <draw:text-box>
            <text:p xml:id="id1" text:id="id1"><text:span text:style-name="T6">Data Structure – Circular Queue</text:span><text:span text:style-name="T7"><text:line-break/></text:span><text:span text:style-name="T7">Linked List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2" anim:sub-item="text" smil:attributeName="visibility" smil:to="visible"/>
                  <anim:transitionFilter smil:dur="1s" smil:targetElement="id2" anim:sub-item="text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2s" smil:fill="hold" smil:targetElement="id3" smil:attributeName="visibility" smil:to="visible"/>
                  <anim:transitionFilter smil:dur="1s" smil:targetElement="id3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draw:style-name="gr9" draw:text-style-name="P12" draw:layer="layout" svg:width="23.959cm" svg:height="1.115cm" svg:x="1.341cm" svg:y="13cm">
          <draw:text-box>
            <text:p xml:id="id10" text:id="id10"><text:span text:style-name="T3">Circular Linked list is a list where all nodes are connected to form a circle</text:span></text:p>
          </draw:text-box>
        </draw:frame>
        <draw:g>
          <draw:g>
            <draw:custom-shape draw:style-name="gr3" draw:text-style-name="P5" draw:layer="layout" svg:width="2cm" svg:height="0.8cm" svg:x="6.7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8.7cm" svg:y="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6.971cm" svg:y="6cm">
            <draw:text-box>
              <text:p><text:span text:style-name="T4">10</text:span></text:p>
            </draw:text-box>
          </draw:frame>
          <draw:g>
            <draw:custom-shape draw:style-name="gr3" draw:text-style-name="P5" draw:layer="layout" svg:width="2cm" svg:height="0.8cm" svg:x="13.5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15.5cm" svg:y="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5" draw:layer="layout" svg:width="2cm" svg:height="0.8cm" svg:x="19.9cm" svg:y="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21.9cm" svg:y="6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13.9cm" svg:y="6cm">
            <draw:text-box>
              <text:p><text:span text:style-name="T4">20</text:span></text:p>
            </draw:text-box>
          </draw:frame>
          <draw:frame draw:style-name="gr5" draw:text-style-name="P7" draw:layer="layout" svg:width="1.129cm" svg:height="0.831cm" svg:x="20.271cm" svg:y="6cm">
            <draw:text-box>
              <text:p><text:span text:style-name="T4">30</text:span></text:p>
            </draw:text-box>
          </draw:frame>
          <draw:line draw:style-name="gr6" draw:text-style-name="P8" draw:layer="layout" svg:x1="10.1cm" svg:y1="6.4cm" svg:x2="13.5cm" svg:y2="6.4cm">
            <text:p/>
          </draw:line>
          <draw:line draw:style-name="gr6" draw:text-style-name="P8" draw:layer="layout" svg:x1="16.9cm" svg:y1="6.4cm" svg:x2="19.9cm" svg:y2="6.4cm">
            <text:p/>
          </draw:line>
          <draw:g>
            <draw:custom-shape draw:style-name="gr3" draw:text-style-name="P5" draw:layer="layout" svg:width="2cm" svg:height="0.8cm" svg:x="2.9cm" svg:y="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9" draw:layer="layout" svg:width="2.191cm" svg:height="0.962cm" svg:x="2.9cm" svg:y="5.1cm">
              <draw:text-box>
                <text:p>Head </text:p>
              </draw:text-box>
            </draw:frame>
          </draw:g>
          <draw:line draw:style-name="gr6" draw:text-style-name="P8" draw:layer="layout" svg:x1="4.5cm" svg:y1="6.4cm" svg:x2="6.7cm" svg:y2="6.4cm">
            <text:p/>
          </draw:line>
        </draw:g>
        <draw:frame draw:style-name="gr8" draw:text-style-name="P10" draw:layer="layout" svg:width="8cm" svg:height="1cm" svg:x="0.8cm" svg:y="3.6cm">
          <draw:text-box>
            <text:p><text:span text:style-name="T5">Single Linked List </text:span></text:p>
          </draw:text-box>
        </draw:frame>
        <draw:g xml:id="id5" draw:id="id5">
          <draw:g>
            <draw:custom-shape draw:style-name="gr3" draw:text-style-name="P5" draw:layer="layout" svg:width="2cm" svg:height="0.8cm" svg:x="4.8cm" svg:y="10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6.8cm" svg:y="10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5.071cm" svg:y="10.2cm">
            <draw:text-box>
              <text:p><text:span text:style-name="T4">10</text:span></text:p>
            </draw:text-box>
          </draw:frame>
          <draw:g>
            <draw:custom-shape draw:style-name="gr3" draw:text-style-name="P5" draw:layer="layout" svg:width="2cm" svg:height="0.8cm" svg:x="11.6cm" svg:y="10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13.6cm" svg:y="10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5" draw:layer="layout" svg:width="2cm" svg:height="0.8cm" svg:x="18cm" svg:y="10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2cm" svg:height="0.8cm" svg:x="20cm" svg:y="10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" draw:text-style-name="P7" draw:layer="layout" svg:width="1.129cm" svg:height="0.831cm" svg:x="12cm" svg:y="10.2cm">
            <draw:text-box>
              <text:p><text:span text:style-name="T4">20</text:span></text:p>
            </draw:text-box>
          </draw:frame>
          <draw:frame draw:style-name="gr5" draw:text-style-name="P7" draw:layer="layout" svg:width="1.129cm" svg:height="0.831cm" svg:x="18.371cm" svg:y="10.2cm">
            <draw:text-box>
              <text:p><text:span text:style-name="T4">30</text:span></text:p>
            </draw:text-box>
          </draw:frame>
          <draw:line draw:style-name="gr6" draw:text-style-name="P8" draw:layer="layout" svg:x1="8.2cm" svg:y1="10.6cm" svg:x2="11.6cm" svg:y2="10.6cm">
            <text:p/>
          </draw:line>
          <draw:line draw:style-name="gr6" draw:text-style-name="P8" draw:layer="layout" svg:x1="15cm" svg:y1="10.6cm" svg:x2="18cm" svg:y2="10.6cm">
            <text:p/>
          </draw:line>
          <draw:g>
            <draw:line draw:style-name="gr10" draw:text-style-name="P8" draw:layer="layout" svg:x1="20.8cm" svg:y1="10.8cm" svg:x2="20.8cm" svg:y2="12.2cm">
              <text:p/>
            </draw:line>
            <draw:line draw:style-name="gr10" draw:text-style-name="P8" draw:layer="layout" svg:x1="6.6cm" svg:y1="12.2cm" svg:x2="20.8cm" svg:y2="12.2cm">
              <text:p/>
            </draw:line>
            <draw:line draw:style-name="gr6" draw:text-style-name="P8" draw:layer="layout" svg:x1="6.6cm" svg:y1="12.2cm" svg:x2="6.6cm" svg:y2="11cm">
              <text:p/>
            </draw:line>
          </draw:g>
        </draw:g>
        <draw:g xml:id="id6" draw:id="id6">
          <draw:custom-shape draw:style-name="gr3" draw:text-style-name="P5" draw:layer="layout" svg:width="2cm" svg:height="0.8cm" svg:x="1cm" svg:y="10.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cm" svg:y="9.3cm">
            <draw:text-box>
              <text:p>front </text:p>
            </draw:text-box>
          </draw:frame>
        </draw:g>
        <draw:g xml:id="id8" draw:id="id8">
          <draw:custom-shape draw:style-name="gr4" draw:text-style-name="P6" draw:layer="layout" svg:width="2cm" svg:height="0.8cm" svg:x="23.8cm" svg:y="10.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1.806cm" svg:height="0.962cm" svg:x="23.894cm" svg:y="9.3cm">
            <draw:text-box>
              <text:p>rear </text:p>
            </draw:text-box>
          </draw:frame>
        </draw:g>
        <draw:polyline draw:style-name="gr6" draw:text-style-name="P8" xml:id="id7" draw:id="id7" draw:layer="layout" svg:width="2.199cm" svg:height="0cm" svg:x="2.6cm" svg:y="10.6cm" svg:viewBox="0 0 2200 0" draw:points="0,0 2200,0">
          <text:p/>
        </draw:polyline>
        <draw:polyline draw:style-name="gr6" draw:text-style-name="P8" xml:id="id9" draw:id="id9" draw:layer="layout" svg:width="2.199cm" svg:height="0cm" svg:x="22cm" svg:y="10.6cm" svg:viewBox="0 0 2200 0" draw:points="2200,0 0,0">
          <text:p/>
        </draw:polyline>
        <draw:frame draw:style-name="gr8" draw:text-style-name="P10" draw:layer="layout" svg:width="8cm" svg:height="1cm" svg:x="0.8cm" svg:y="8.2cm">
          <draw:text-box>
            <text:p xml:id="id4" text:id="id4"><text:span text:style-name="T5">Circular Linked List </text:span></text:p>
          </draw:text-box>
        </draw:frame>
        <draw:frame presentation:style-name="pr5" draw:text-style-name="P11" draw:layer="layout" svg:width="25.251cm" svg:height="3.154cm" svg:x="0.55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Linked List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5" smil:attributeName="visibility" smil:to="visible"/>
                  <anim:transitionFilter smil:dur="1s" smil:targetElement="id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right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draw:style-name="gr13" draw:text-style-name="P14" draw:layer="layout" svg:width="14.784cm" svg:height="1.111cm" svg:x="1.616cm" svg:y="3.289cm">
          <draw:text-box>
            <text:list text:style-name="L4">
              <text:list-header>
                <text:p xml:id="id11" text:id="id11" text:style-name="P13"><text:span text:style-name="T8">Algorithm :enqueue(front,rear,data)</text:span></text:p>
              </text:list-header>
            </text:list>
          </draw:text-box>
        </draw:frame>
        <draw:frame draw:style-name="gr14" draw:text-style-name="P14" draw:layer="layout" svg:width="17cm" svg:height="4.744cm" svg:x="1.6cm" svg:y="4.689cm">
          <draw:text-box>
            <text:list text:style-name="L4">
              <text:list-header>
                <text:p xml:id="id12" text:id="id12" text:style-name="P13"><text:span text:style-name="T9">Input Specification :</text:span></text:p>
              </text:list-header>
              <text:list-item>
                <text:p xml:id="id13" text:id="id13" text:style-name="P13"><text:span text:style-name="T8">front : Pointer contains the first node address</text:span></text:p>
              </text:list-item>
              <text:list-item>
                <text:p xml:id="id14" text:id="id14" text:style-name="P13"><text:span text:style-name="T8">rear <text:s/>: Pointer contains the last node address</text:span></text:p>
              </text:list-item>
              <text:list-item>
                <text:p xml:id="id15" text:id="id15" text:style-name="P13"><text:span text:style-name="T8">data : Item to be added</text:span></text:p>
              </text:list-item>
            </text:list>
          </draw:text-box>
        </draw:frame>
        <draw:frame draw:style-name="gr15" draw:text-style-name="P14" draw:layer="layout" svg:width="10.6cm" svg:height="2.344cm" svg:x="1.6cm" svg:y="9.656cm">
          <draw:text-box>
            <text:list text:style-name="L4">
              <text:list-header>
                <text:p xml:id="id16" text:id="id16" text:style-name="P13"><text:span text:style-name="T9">Output Specification :</text:span></text:p>
              </text:list-header>
              <text:list-item>
                <text:p xml:id="id17" text:id="id17" text:style-name="P13"><text:span text:style-name="T8">Status: e_true/e_false</text:span></text:p>
              </text:list-item>
            </text:list>
          </draw:text-box>
        </draw:frame>
        <draw:frame presentation:style-name="pr5" draw:text-style-name="P11" draw:layer="layout" svg:width="25.251cm" svg:height="3.154cm" svg:x="0.55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enqueue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frame draw:style-name="gr16" draw:text-style-name="P17" xml:id="id18" draw:id="id18" draw:layer="layout" svg:width="12.5cm" svg:height="11.311cm" svg:x="-0.5cm" svg:y="3.08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6"><text:span text:style-name="T10">new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polyline draw:style-name="gr6" draw:text-style-name="P8" xml:id="id19" draw:id="id19" draw:layer="layout" svg:width="0.999cm" svg:height="0cm" svg:x="2.7cm" svg:y="6.4cm" svg:viewBox="0 0 1000 0" draw:points="0,0 1000,0">
          <text:p/>
        </draw:polyline>
        <draw:polyline draw:style-name="gr6" draw:text-style-name="P8" xml:id="id20" draw:id="id20" draw:layer="layout" svg:width="0.999cm" svg:height="0cm" svg:x="3cm" svg:y="10.2cm" svg:viewBox="0 0 1000 0" draw:points="0,0 1000,0">
          <text:p/>
        </draw:polyline>
        <draw:polyline draw:style-name="gr6" draw:text-style-name="P8" xml:id="id21" draw:id="id21" draw:layer="layout" svg:width="0.999cm" svg:height="0cm" svg:x="2.4cm" svg:y="12cm" svg:viewBox="0 0 1000 0" draw:points="0,0 10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7" draw:text-style-name="P18" xml:id="id22" draw:id="id22" draw:layer="layout" svg:width="11cm" svg:height="0.911cm" svg:x="0.6cm" svg:y="3.089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12.5cm" svg:height="11.311cm" svg:x="-0.5cm" svg:y="3.08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cm" svg:x2="3.7cm" svg:y2="6.4cm">
          <text:p/>
        </draw:line>
        <draw:line draw:style-name="gr6" draw:text-style-name="P8" draw:layer="layout" svg:x1="3cm" svg:y1="10.2cm" svg:x2="4cm" svg:y2="10.2cm">
          <text:p/>
        </draw:line>
        <draw:g xml:id="id23" draw:id="id23"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xml:id="id24" draw:id="id24" draw:layer="layout" svg:width="1.84cm" svg:height="0.962cm" svg:x="13.65cm" svg:y="4.001cm">
          <draw:text-box>
            <text:p>new </text:p>
          </draw:text-box>
        </draw:frame>
        <draw:line draw:style-name="gr6" draw:text-style-name="P8" draw:layer="layout" svg:x1="2.4cm" svg:y1="12cm" svg:x2="3.4cm" svg:y2="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2" draw:text-style-name="P18" xml:id="id25" draw:id="id25" draw:layer="layout" svg:width="6.4cm" svg:height="0.911cm" svg:x="0.6cm" svg:y="4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12.5cm" svg:height="11.311cm" svg:x="-0.5cm" svg:y="3.08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cm" svg:x2="3.7cm" svg:y2="6.4cm">
          <text:p/>
        </draw:line>
        <draw:line draw:style-name="gr6" draw:text-style-name="P8" draw:layer="layout" svg:x1="3cm" svg:y1="10.2cm" svg:x2="4cm" svg:y2="10.2cm">
          <text:p/>
        </draw:lin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line draw:style-name="gr6" draw:text-style-name="P8" draw:layer="layout" svg:x1="2.4cm" svg:y1="12cm" svg:x2="3.4cm" svg:y2="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4" draw:text-style-name="P18" xml:id="id26" draw:id="id26" draw:layer="layout" svg:width="7.6cm" svg:height="0.911cm" svg:x="0.6cm" svg:y="5.889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2.5cm" svg:height="11.311cm" svg:x="-0.5cm" svg:y="3.08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cm" svg:x2="3.7cm" svg:y2="6.4cm">
          <text:p/>
        </draw:line>
        <draw:line draw:style-name="gr6" draw:text-style-name="P8" draw:layer="layout" svg:x1="3cm" svg:y1="10.2cm" svg:x2="4cm" svg:y2="10.2cm">
          <text:p/>
        </draw:lin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line draw:style-name="gr6" draw:text-style-name="P8" draw:layer="layout" svg:x1="2.4cm" svg:y1="12cm" svg:x2="3.4cm" svg:y2="12cm">
          <text:p/>
        </draw:line>
        <draw:frame draw:style-name="gr26" draw:text-style-name="P7" draw:layer="layout" svg:width="1.377cm" svg:height="0.831cm" svg:x="14.018cm" svg:y="5.002cm">
          <draw:text-box>
            <text:p xml:id="id27" text:id="id27"><text:span text:style-name="T4">10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4" draw:text-style-name="P18" xml:id="id28" draw:id="id28" draw:layer="layout" svg:width="7.6cm" svg:height="0.911cm" svg:x="0.6cm" svg:y="6.8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2.5cm" svg:height="11.311cm" svg:x="-0.5cm" svg:y="3.08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cm" svg:x2="3.7cm" svg:y2="6.4cm">
          <text:p/>
        </draw:line>
        <draw:line draw:style-name="gr6" draw:text-style-name="P8" draw:layer="layout" svg:x1="3cm" svg:y1="10.2cm" svg:x2="4cm" svg:y2="10.2cm">
          <text:p/>
        </draw:lin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line draw:style-name="gr6" draw:text-style-name="P8" draw:layer="layout" svg:x1="2.4cm" svg:y1="12cm" svg:x2="3.4cm" svg:y2="12cm">
          <text:p/>
        </draw:line>
        <draw:frame draw:style-name="gr26" draw:text-style-name="P7" draw:layer="layout" svg:width="1.377cm" svg:height="0.831cm" svg:x="14.018cm" svg:y="5.002cm">
          <draw:text-box>
            <text:p><text:span text:style-name="T4">10</text:span></text:p>
          </draw:text-box>
        </draw:frame>
        <draw:g xml:id="id29" draw:id="id29">
          <draw:custom-shape draw:style-name="gr3" draw:text-style-name="P5" draw:layer="layout" svg:width="2cm" svg:height="0.8cm" svg:x="10.4cm" svg:y="5.0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2cm">
            <draw:text-box>
              <text:p>front </text:p>
            </draw:text-box>
          </draw:frame>
        </draw:g>
        <draw:frame draw:style-name="gr26" draw:text-style-name="P7" draw:layer="layout" svg:width="1.8cm" svg:height="0.831cm" svg:x="10.55cm" svg:y="5.002cm">
          <draw:text-box>
            <text:p xml:id="id30" text:id="id30"><text:span text:style-name="T4">N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31" draw:id="id31" draw:layer="layout" svg:width="8cm" svg:height="0.911cm" svg:x="0.6cm" svg:y="7.711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g xml:id="id32" draw:id="id32">
          <draw:custom-shape draw:style-name="gr3" draw:text-style-name="P5" draw:layer="layout" svg:width="2cm" svg:height="0.8cm" svg:x="14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cm">
            <draw:text-box>
              <text:p>rear </text:p>
            </draw:text-box>
          </draw:frame>
        </draw:g>
        <draw:frame draw:style-name="gr26" draw:text-style-name="P7" draw:layer="layout" svg:width="1.8cm" svg:height="0.831cm" svg:x="14.15cm" svg:y="2.9cm">
          <draw:text-box>
            <text:p xml:id="id33" text:id="id33"><text:span text:style-name="T4">NULL</text:span></text:p>
          </draw:text-box>
        </draw:frame>
        <draw:g>
          <draw:custom-shape draw:style-name="gr3" draw:text-style-name="P5" draw:layer="layout" svg:width="2cm" svg:height="0.8cm" svg:x="10.4cm" svg:y="5.0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2cm">
            <draw:text-box>
              <text:p>front </text:p>
            </draw:text-box>
          </draw:frame>
        </draw:g>
        <draw:frame draw:style-name="gr26" draw:text-style-name="P7" draw:layer="layout" svg:width="1.8cm" svg:height="0.831cm" svg:x="10.55cm" svg:y="5.002cm">
          <draw:text-box>
            <text:p xml:id="id34" text:id="id34"><text:span text:style-name="T4">NULL</text:span></text:p>
          </draw:text-box>
        </draw:frame>
        <draw:polyline draw:style-name="gr6" draw:text-style-name="P8" xml:id="id35" draw:id="id35" draw:layer="layout" svg:width="1.799cm" svg:height="0cm" svg:x="12cm" svg:y="5.4cm" svg:viewBox="0 0 1800 0" draw:points="0,0 1800,0">
          <text:p/>
        </draw:polyline>
        <draw:polyline draw:style-name="gr6" draw:text-style-name="P8" xml:id="id36" draw:id="id36" draw:layer="layout" svg:width="0cm" svg:height="1.608cm" svg:x="15.3cm" svg:y="3.354cm" svg:viewBox="0 0 0 1609" draw:points="0,0 0,1609">
          <text:p/>
        </draw:polyline>
        <draw:frame draw:style-name="gr26" draw:text-style-name="P7" draw:layer="layout" svg:width="1.377cm" svg:height="0.831cm" svg:x="14.017cm" svg:y="5.001cm">
          <draw:text-box>
            <text:p><text:span text:style-name="T4">10</text:span></text:p>
          </draw:text-box>
        </draw:frame>
        <draw:frame draw:style-name="gr29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1s" smil:fill="hold" smil:targetElement="id35" smil:attributeName="visibility" smil:to="visible"/>
                  <anim:transitionFilter smil:dur="0.5s" smil:targetElement="id3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anim:sub-item="text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top" presentation:preset-property="Direction">
                  <anim:set smil:begin="0s" smil:dur="0.001s" smil:fill="hold" smil:targetElement="id36" smil:attributeName="visibility" smil:to="visible"/>
                  <anim:transitionFilter smil:dur="0.5s" smil:targetElement="id36" smil:type="slideWipe" smil:subtype="fromTop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37" draw:id="id37" draw:layer="layout" svg:width="8cm" svg:height="0.911cm" svg:x="0.4cm" svg:y="11.578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g>
          <draw:custom-shape draw:style-name="gr3" draw:text-style-name="P5" draw:layer="layout" svg:width="2cm" svg:height="0.8cm" svg:x="14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2cm">
            <draw:text-box>
              <text:p>front </text:p>
            </draw:text-box>
          </draw:frame>
        </draw:g>
        <draw:line draw:style-name="gr6" draw:text-style-name="P8" draw:layer="layout" svg:x1="12cm" svg:y1="5.4cm" svg:x2="13.8cm" svg:y2="5.4cm">
          <text:p/>
        </draw:line>
        <draw:line draw:style-name="gr6" draw:text-style-name="P8" draw:layer="layout" svg:x1="15.3cm" svg:y1="3.354cm" svg:x2="15.3cm" svg:y2="4.963cm">
          <text:p/>
        </draw:line>
        <draw:g xml:id="id38" draw:id="id38">
          <draw:line draw:style-name="gr10" draw:text-style-name="P8" draw:layer="layout" svg:x1="16.326cm" svg:y1="5.6cm" svg:x2="16.326cm" svg:y2="7cm">
            <text:p/>
          </draw:line>
          <draw:line draw:style-name="gr10" draw:text-style-name="P8" draw:layer="layout" svg:x1="15.16cm" svg:y1="7cm" svg:x2="16.326cm" svg:y2="7cm">
            <text:p/>
          </draw:line>
          <draw:line draw:style-name="gr6" draw:text-style-name="P8" draw:layer="layout" svg:x1="15.16cm" svg:y1="7cm" svg:x2="15.16cm" svg:y2="5.8cm">
            <text:p/>
          </draw:line>
        </draw:g>
        <draw:frame draw:style-name="gr26" draw:text-style-name="P7" draw:layer="layout" svg:width="1.377cm" svg:height="0.831cm" svg:x="14.017cm" svg:y="5.001cm">
          <draw:text-box>
            <text:p><text:span text:style-name="T4">10</text:span></text:p>
          </draw:text-box>
        </draw:frame>
        <draw:frame draw:style-name="gr30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right" presentation:preset-property="Direction">
                  <anim:set smil:begin="0s" smil:dur="0.001s" smil:fill="hold" smil:targetElement="id38" smil:attributeName="visibility" smil:to="visible"/>
                  <anim:transitionFilter smil:dur="0.5s" smil:targetElement="id38" smil:type="slideWipe" smil:subtype="from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39" draw:id="id39" draw:layer="layout" svg:width="8cm" svg:height="0.911cm" svg:x="0.4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3.65cm" svg:y="4.001cm">
          <draw:text-box>
            <text:p>new </text:p>
          </draw:text-box>
        </draw:frame>
        <draw:g>
          <draw:custom-shape draw:style-name="gr3" draw:text-style-name="P5" draw:layer="layout" svg:width="2cm" svg:height="0.8cm" svg:x="14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2cm">
            <draw:text-box>
              <text:p>front </text:p>
            </draw:text-box>
          </draw:frame>
        </draw:g>
        <draw:line draw:style-name="gr6" draw:text-style-name="P8" draw:layer="layout" svg:x1="12cm" svg:y1="5.4cm" svg:x2="13.8cm" svg:y2="5.4cm">
          <text:p/>
        </draw:line>
        <draw:line draw:style-name="gr6" draw:text-style-name="P8" draw:layer="layout" svg:x1="15.3cm" svg:y1="3.354cm" svg:x2="15.3cm" svg:y2="4.963cm">
          <text:p/>
        </draw:line>
        <draw:g>
          <draw:line draw:style-name="gr10" draw:text-style-name="P8" draw:layer="layout" svg:x1="16.326cm" svg:y1="5.6cm" svg:x2="16.326cm" svg:y2="7cm">
            <text:p/>
          </draw:line>
          <draw:line draw:style-name="gr10" draw:text-style-name="P8" draw:layer="layout" svg:x1="15.16cm" svg:y1="7cm" svg:x2="16.326cm" svg:y2="7cm">
            <text:p/>
          </draw:line>
          <draw:line draw:style-name="gr6" draw:text-style-name="P8" draw:layer="layout" svg:x1="15.16cm" svg:y1="7cm" svg:x2="15.16cm" svg:y2="5.8cm">
            <text:p/>
          </draw:line>
        </draw:g>
        <draw:frame draw:style-name="gr26" draw:text-style-name="P7" draw:layer="layout" svg:width="1.377cm" svg:height="0.831cm" svg:x="14.017cm" svg:y="5.001cm">
          <draw:text-box>
            <text:p><text:span text:style-name="T4">10</text:span></text:p>
          </draw:text-box>
        </draw:frame>
        <draw:frame draw:style-name="gr31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7" draw:text-style-name="P18" xml:id="id40" draw:id="id40" draw:layer="layout" svg:width="11cm" svg:height="0.911cm" svg:x="0.6cm" svg:y="3.089cm">
          <text:p/>
          <draw:enhanced-geometry svg:viewBox="0 0 21600 21600" draw:type="rectangle" draw:enhanced-path="M 0 0 L 21600 0 21600 21600 0 21600 0 0 Z N"/>
        </draw:custom-shape>
        <draw:g xml:id="id41" draw:id="id41">
          <draw:custom-shape draw:style-name="gr19" draw:text-style-name="P5" draw:layer="layout" svg:width="1.593cm" svg:height="0.8cm" svg:x="19.15cm" svg:y="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xml:id="id42" draw:id="id42" draw:layer="layout" svg:width="1.84cm" svg:height="0.962cm" svg:x="19cm" svg:y="4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frame draw:style-name="gr32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3" draw:text-style-name="P18" xml:id="id43" draw:id="id43" draw:layer="layout" svg:width="6cm" svg:height="0.911cm" svg:x="0.7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34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44" draw:id="id44" draw:layer="layout" svg:width="8cm" svg:height="0.911cm" svg:x="0.6cm" svg:y="5.889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cm" svg:y="5.001cm">
          <draw:text-box>
            <text:p xml:id="id45" text:id="id45"><text:span text:style-name="T4">20</text:span></text:p>
          </draw:text-box>
        </draw:frame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35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46" draw:id="id46" draw:layer="layout" svg:width="8cm" svg:height="0.911cm" svg:x="0.6cm" svg:y="6.8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36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7" draw:text-style-name="P18" xml:id="id47" draw:id="id47" draw:layer="layout" svg:width="3cm" svg:height="0.911cm" svg:x="0.5cm" svg:y="8.689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38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48" draw:id="id48" draw:layer="layout" svg:width="7.4cm" svg:height="0.911cm" svg:x="1cm" svg:y="9.6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 xml:id="id49" draw:id="id49"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40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polyline draw:style-name="gr6" draw:text-style-name="P8" xml:id="id50" draw:id="id50" draw:layer="layout" svg:width="2.349cm" svg:height="0cm" svg:x="16.8cm" svg:y="5.4cm" svg:viewBox="0 0 2350 0" draw:points="0,0 235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left" presentation:preset-property="Direction">
                  <anim:transitionFilter smil:dur="0.5s" smil:targetElement="id49" smil:type="slideWipe" smil:subtype="fromLeft" smil:mode="out"/>
                  <anim:set smil:begin="0.499s" smil:dur="0.001s" smil:fill="hold" smil:targetElement="id49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50" smil:attributeName="visibility" smil:to="visible"/>
                  <anim:transitionFilter smil:dur="1s" smil:targetElement="id50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51" draw:id="id51" draw:layer="layout" svg:width="7.4cm" svg:height="0.911cm" svg:x="0.8cm" svg:y="10.6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 xml:id="id52" draw:id="id52"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polyline draw:style-name="gr6" draw:text-style-name="P8" xml:id="id53" draw:id="id53" draw:layer="layout" svg:width="0cm" svg:height="1.608cm" svg:x="15.3cm" svg:y="3.355cm" svg:viewBox="0 0 0 1609" draw:points="0,0 0,1609">
          <text:p/>
        </draw:polyline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41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line draw:style-name="gr6" draw:text-style-name="P8" draw:layer="layout" svg:x1="16.8cm" svg:y1="5.4cm" svg:x2="19.15cm" svg:y2="5.4cm">
          <text:p/>
        </draw:line>
        <draw:g xml:id="id54" draw:id="id54">
          <draw:custom-shape draw:style-name="gr3" draw:text-style-name="P5" draw:layer="layout" svg:width="2cm" svg:height="0.8cm" svg:x="19.6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cm">
            <draw:text-box>
              <text:p>rear </text:p>
            </draw:text-box>
          </draw:frame>
        </draw:g>
        <draw:polyline draw:style-name="gr6" draw:text-style-name="P8" xml:id="id55" draw:id="id55" draw:layer="layout" svg:width="0cm" svg:height="1.608cm" svg:x="20.9cm" svg:y="3.354cm" svg:viewBox="0 0 0 1609" draw:points="0,0 0,160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56" draw:id="id56" draw:layer="layout" svg:width="7.4cm" svg:height="0.911cm" svg:x="0.6cm" svg:y="11.5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42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line draw:style-name="gr6" draw:text-style-name="P8" draw:layer="layout" svg:x1="16.8cm" svg:y1="5.4cm" svg:x2="19.15cm" svg:y2="5.4cm">
          <text:p/>
        </draw:line>
        <draw:g>
          <draw:custom-shape draw:style-name="gr3" draw:text-style-name="P5" draw:layer="layout" svg:width="2cm" svg:height="0.8cm" svg:x="19.6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cm">
            <draw:text-box>
              <text:p>rear </text:p>
            </draw:text-box>
          </draw:frame>
        </draw:g>
        <draw:line draw:style-name="gr6" draw:text-style-name="P8" draw:layer="layout" svg:x1="20.9cm" svg:y1="3.354cm" svg:x2="20.9cm" svg:y2="4.963cm">
          <text:p/>
        </draw:line>
        <draw:g xml:id="id57" draw:id="id57">
          <draw:line draw:style-name="gr10" draw:text-style-name="P8" draw:layer="layout" svg:x1="21.6cm" svg:y1="5.6cm" svg:x2="21.6cm" svg:y2="7.001cm">
            <text:p/>
          </draw:line>
          <draw:line draw:style-name="gr10" draw:text-style-name="P8" draw:layer="layout" svg:x1="15.086cm" svg:y1="7.001cm" svg:x2="21.6cm" svg:y2="7.001cm">
            <text:p/>
          </draw:line>
          <draw:line draw:style-name="gr6" draw:text-style-name="P8" draw:layer="layout" svg:x1="15.086cm" svg:y1="7.001cm" svg:x2="15.086cm" svg:y2="5.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right" presentation:preset-property="Direction">
                  <anim:set smil:begin="0s" smil:dur="0.001s" smil:fill="hold" smil:targetElement="id57" smil:attributeName="visibility" smil:to="visible"/>
                  <anim:transitionFilter smil:dur="0.5s" smil:targetElement="id57" smil:type="slideWipe" smil:subtype="from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58" draw:id="id58" draw:layer="layout" svg:width="7.4cm" svg:height="0.911cm" svg:x="0.4cm" svg:y="12.489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1cm">
          <draw:text-box>
            <text:p>new </text:p>
          </draw:text-box>
        </draw:frame>
        <draw:frame draw:style-name="gr26" draw:text-style-name="P7" draw:layer="layout" svg:width="1.377cm" svg:height="0.831cm" svg:x="19.401cm" svg:y="5.002cm">
          <draw:text-box>
            <text:p><text:span text:style-name="T4">20</text:span></text:p>
          </draw:text-box>
        </draw:frame>
        <draw:frame draw:style-name="gr43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line draw:style-name="gr6" draw:text-style-name="P8" draw:layer="layout" svg:x1="16.8cm" svg:y1="5.4cm" svg:x2="19.15cm" svg:y2="5.4cm">
          <text:p/>
        </draw:line>
        <draw:g>
          <draw:custom-shape draw:style-name="gr3" draw:text-style-name="P5" draw:layer="layout" svg:width="2cm" svg:height="0.8cm" svg:x="19.6cm" svg:y="2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cm">
            <draw:text-box>
              <text:p>rear </text:p>
            </draw:text-box>
          </draw:frame>
        </draw:g>
        <draw:line draw:style-name="gr6" draw:text-style-name="P8" draw:layer="layout" svg:x1="20.9cm" svg:y1="3.354cm" svg:x2="20.9cm" svg:y2="4.963cm">
          <text:p/>
        </draw:line>
        <draw:g>
          <draw:line draw:style-name="gr10" draw:text-style-name="P8" draw:layer="layout" svg:x1="21.6cm" svg:y1="5.6cm" svg:x2="21.6cm" svg:y2="7.001cm">
            <text:p/>
          </draw:line>
          <draw:line draw:style-name="gr10" draw:text-style-name="P8" draw:layer="layout" svg:x1="15.086cm" svg:y1="7.001cm" svg:x2="21.6cm" svg:y2="7.001cm">
            <text:p/>
          </draw:line>
          <draw:line draw:style-name="gr6" draw:text-style-name="P8" draw:layer="layout" svg:x1="15.086cm" svg:y1="7.001cm" svg:x2="15.086cm" svg:y2="5.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17" draw:text-style-name="P18" xml:id="id59" draw:id="id59" draw:layer="layout" svg:width="11cm" svg:height="0.911cm" svg:x="0.6cm" svg:y="3.089cm">
          <text:p/>
          <draw:enhanced-geometry svg:viewBox="0 0 21600 21600" draw:type="rectangle" draw:enhanced-path="M 0 0 L 21600 0 21600 21600 0 21600 0 0 Z N"/>
        </draw:custom-shape>
        <draw:g xml:id="id60" draw:id="id60">
          <draw:custom-shape draw:style-name="gr19" draw:text-style-name="P5" draw:layer="layout" svg:width="1.593cm" svg:height="0.8cm" svg:x="23.814cm" svg:y="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xml:id="id61" draw:id="id61" draw:layer="layout" svg:width="1.84cm" svg:height="0.962cm" svg:x="23.664cm" svg:y="4cm">
          <draw:text-box>
            <text:p>new </text:p>
          </draw:text-box>
        </draw:frame>
        <draw:frame draw:style-name="gr44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g>
          <draw:custom-shape draw:style-name="gr19" draw:text-style-name="P5" draw:layer="layout" svg:width="1.593cm" svg:height="0.8cm" svg:x="13.8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4cm">
            <draw:text-box>
              <text:p>front </text:p>
            </draw:text-box>
          </draw:frame>
        </draw:g>
        <draw:line draw:style-name="gr6" draw:text-style-name="P8" draw:layer="layout" svg:x1="12cm" svg:y1="5.402cm" svg:x2="13.8cm" svg:y2="5.402cm">
          <text:p/>
        </draw:line>
        <draw:frame draw:style-name="gr26" draw:text-style-name="P7" draw:layer="layout" svg:width="1.377cm" svg:height="0.831cm" svg:x="14.017cm" svg:y="5.003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19cm" svg:y="4.002cm">
          <draw:text-box>
            <text:p>new </text:p>
          </draw:text-box>
        </draw:frame>
        <draw:frame draw:style-name="gr26" draw:text-style-name="P7" draw:layer="layout" svg:width="1.377cm" svg:height="0.831cm" svg:x="19.401cm" svg:y="5.003cm">
          <draw:text-box>
            <text:p><text:span text:style-name="T4">20</text:span></text:p>
          </draw:text-box>
        </draw:frame>
        <draw:line draw:style-name="gr6" draw:text-style-name="P8" draw:layer="layout" svg:x1="16.8cm" svg:y1="5.401cm" svg:x2="19.15cm" svg:y2="5.401cm">
          <text:p/>
        </draw:line>
        <draw:g>
          <draw:custom-shape draw:style-name="gr3" draw:text-style-name="P5" draw:layer="layout" svg:width="2cm" svg:height="0.8cm" svg:x="19.6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1cm">
            <draw:text-box>
              <text:p>rear </text:p>
            </draw:text-box>
          </draw:frame>
        </draw:g>
        <draw:line draw:style-name="gr6" draw:text-style-name="P8" draw:layer="layout" svg:x1="20.9cm" svg:y1="3.355cm" svg:x2="20.9cm" svg:y2="4.964cm">
          <text:p/>
        </draw:line>
        <draw:g>
          <draw:line draw:style-name="gr10" draw:text-style-name="P8" draw:layer="layout" svg:x1="21.6cm" svg:y1="5.601cm" svg:x2="21.6cm" svg:y2="7.002cm">
            <text:p/>
          </draw:line>
          <draw:line draw:style-name="gr10" draw:text-style-name="P8" draw:layer="layout" svg:x1="15.086cm" svg:y1="7.002cm" svg:x2="21.6cm" svg:y2="7.002cm">
            <text:p/>
          </draw:line>
          <draw:line draw:style-name="gr6" draw:text-style-name="P8" draw:layer="layout" svg:x1="15.086cm" svg:y1="7.002cm" svg:x2="15.086cm" svg:y2="5.8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3" draw:text-style-name="P18" xml:id="id62" draw:id="id62" draw:layer="layout" svg:width="6cm" svg:height="0.911cm" svg:x="0.7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5" draw:layer="layout" svg:width="1.593cm" svg:height="0.8cm" svg:x="23.814cm" svg:y="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1.84cm" svg:height="0.962cm" svg:x="23.664cm" svg:y="4cm">
          <draw:text-box>
            <text:p>new </text:p>
          </draw:text-box>
        </draw:frame>
        <draw:frame draw:style-name="gr45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g>
          <draw:custom-shape draw:style-name="gr19" draw:text-style-name="P5" draw:layer="layout" svg:width="1.593cm" svg:height="0.8cm" svg:x="13.8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4cm">
            <draw:text-box>
              <text:p>front </text:p>
            </draw:text-box>
          </draw:frame>
        </draw:g>
        <draw:line draw:style-name="gr6" draw:text-style-name="P8" draw:layer="layout" svg:x1="12cm" svg:y1="5.402cm" svg:x2="13.8cm" svg:y2="5.402cm">
          <text:p/>
        </draw:line>
        <draw:frame draw:style-name="gr26" draw:text-style-name="P7" draw:layer="layout" svg:width="1.377cm" svg:height="0.831cm" svg:x="14.017cm" svg:y="5.003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3cm">
          <draw:text-box>
            <text:p><text:span text:style-name="T4">20</text:span></text:p>
          </draw:text-box>
        </draw:frame>
        <draw:line draw:style-name="gr6" draw:text-style-name="P8" draw:layer="layout" svg:x1="16.8cm" svg:y1="5.401cm" svg:x2="19.15cm" svg:y2="5.401cm">
          <text:p/>
        </draw:line>
        <draw:g>
          <draw:custom-shape draw:style-name="gr3" draw:text-style-name="P5" draw:layer="layout" svg:width="2cm" svg:height="0.8cm" svg:x="19.6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1cm">
            <draw:text-box>
              <text:p>rear </text:p>
            </draw:text-box>
          </draw:frame>
        </draw:g>
        <draw:line draw:style-name="gr6" draw:text-style-name="P8" draw:layer="layout" svg:x1="20.9cm" svg:y1="3.355cm" svg:x2="20.9cm" svg:y2="4.964cm">
          <text:p/>
        </draw:line>
        <draw:g>
          <draw:line draw:style-name="gr10" draw:text-style-name="P8" draw:layer="layout" svg:x1="21.6cm" svg:y1="5.601cm" svg:x2="21.6cm" svg:y2="7.002cm">
            <text:p/>
          </draw:line>
          <draw:line draw:style-name="gr10" draw:text-style-name="P8" draw:layer="layout" svg:x1="15.086cm" svg:y1="7.002cm" svg:x2="21.6cm" svg:y2="7.002cm">
            <text:p/>
          </draw:line>
          <draw:line draw:style-name="gr6" draw:text-style-name="P8" draw:layer="layout" svg:x1="15.086cm" svg:y1="7.002cm" svg:x2="15.086cm" svg:y2="5.80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63" draw:id="id63" draw:layer="layout" svg:width="8cm" svg:height="0.911cm" svg:x="0.6cm" svg:y="5.889cm">
          <text:p/>
          <draw:enhanced-geometry svg:viewBox="0 0 21600 21600" draw:type="rectangle" draw:enhanced-path="M 0 0 L 21600 0 21600 21600 0 21600 0 0 Z N"/>
        </draw:custom-shape>
        <draw:frame draw:style-name="gr46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g>
          <draw:custom-shape draw:style-name="gr19" draw:text-style-name="P5" draw:layer="layout" svg:width="1.593cm" svg:height="0.8cm" svg:x="23.814cm" svg:y="5.00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1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1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1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4cm">
            <draw:text-box>
              <text:p>front </text:p>
            </draw:text-box>
          </draw:frame>
        </draw:g>
        <draw:line draw:style-name="gr6" draw:text-style-name="P8" draw:layer="layout" svg:x1="12cm" svg:y1="5.402cm" svg:x2="13.8cm" svg:y2="5.402cm">
          <text:p/>
        </draw:line>
        <draw:frame draw:style-name="gr26" draw:text-style-name="P7" draw:layer="layout" svg:width="1.377cm" svg:height="0.831cm" svg:x="14.017cm" svg:y="5.003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3cm">
          <draw:text-box>
            <text:p><text:span text:style-name="T4">20</text:span></text:p>
          </draw:text-box>
        </draw:frame>
        <draw:line draw:style-name="gr6" draw:text-style-name="P8" draw:layer="layout" svg:x1="16.8cm" svg:y1="5.401cm" svg:x2="19.15cm" svg:y2="5.401cm">
          <text:p/>
        </draw:line>
        <draw:g>
          <draw:custom-shape draw:style-name="gr3" draw:text-style-name="P5" draw:layer="layout" svg:width="2cm" svg:height="0.8cm" svg:x="19.6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1cm">
            <draw:text-box>
              <text:p>rear </text:p>
            </draw:text-box>
          </draw:frame>
        </draw:g>
        <draw:line draw:style-name="gr6" draw:text-style-name="P8" draw:layer="layout" svg:x1="20.9cm" svg:y1="3.355cm" svg:x2="20.9cm" svg:y2="4.964cm">
          <text:p/>
        </draw:line>
        <draw:g>
          <draw:line draw:style-name="gr10" draw:text-style-name="P8" draw:layer="layout" svg:x1="21.6cm" svg:y1="5.601cm" svg:x2="21.6cm" svg:y2="7.002cm">
            <text:p/>
          </draw:line>
          <draw:line draw:style-name="gr10" draw:text-style-name="P8" draw:layer="layout" svg:x1="15.086cm" svg:y1="7.002cm" svg:x2="21.6cm" svg:y2="7.002cm">
            <text:p/>
          </draw:line>
          <draw:line draw:style-name="gr6" draw:text-style-name="P8" draw:layer="layout" svg:x1="15.086cm" svg:y1="7.002cm" svg:x2="15.086cm" svg:y2="5.80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28" draw:text-style-name="P18" xml:id="id64" draw:id="id64" draw:layer="layout" svg:width="8cm" svg:height="0.911cm" svg:x="0.6cm" svg:y="6.8cm">
          <text:p/>
          <draw:enhanced-geometry svg:viewBox="0 0 21600 21600" draw:type="rectangle" draw:enhanced-path="M 0 0 L 21600 0 21600 21600 0 21600 0 0 Z N"/>
        </draw:custom-shape>
        <draw:frame draw:style-name="gr47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g>
          <draw:custom-shape draw:style-name="gr19" draw:text-style-name="P5" draw:layer="layout" svg:width="1.593cm" svg:height="0.8cm" svg:x="23.814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2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2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5cm">
            <draw:text-box>
              <text:p>front </text:p>
            </draw:text-box>
          </draw:frame>
        </draw:g>
        <draw:line draw:style-name="gr6" draw:text-style-name="P8" draw:layer="layout" svg:x1="12cm" svg:y1="5.403cm" svg:x2="13.8cm" svg:y2="5.403cm">
          <text:p/>
        </draw:line>
        <draw:frame draw:style-name="gr26" draw:text-style-name="P7" draw:layer="layout" svg:width="1.377cm" svg:height="0.831cm" svg:x="14.017cm" svg:y="5.004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3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4cm">
          <draw:text-box>
            <text:p><text:span text:style-name="T4">20</text:span></text:p>
          </draw:text-box>
        </draw:frame>
        <draw:line draw:style-name="gr6" draw:text-style-name="P8" draw:layer="layout" svg:x1="16.8cm" svg:y1="5.402cm" svg:x2="19.15cm" svg:y2="5.402cm">
          <text:p/>
        </draw:line>
        <draw:g>
          <draw:custom-shape draw:style-name="gr3" draw:text-style-name="P5" draw:layer="layout" svg:width="2cm" svg:height="0.8cm" svg:x="19.6cm" svg:y="2.9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2cm">
            <draw:text-box>
              <text:p>rear </text:p>
            </draw:text-box>
          </draw:frame>
        </draw:g>
        <draw:line draw:style-name="gr6" draw:text-style-name="P8" draw:layer="layout" svg:x1="20.9cm" svg:y1="3.356cm" svg:x2="20.9cm" svg:y2="4.965cm">
          <text:p/>
        </draw:line>
        <draw:g>
          <draw:line draw:style-name="gr10" draw:text-style-name="P8" draw:layer="layout" svg:x1="21.6cm" svg:y1="5.602cm" svg:x2="21.6cm" svg:y2="7.003cm">
            <text:p/>
          </draw:line>
          <draw:line draw:style-name="gr10" draw:text-style-name="P8" draw:layer="layout" svg:x1="15.086cm" svg:y1="7.003cm" svg:x2="21.6cm" svg:y2="7.003cm">
            <text:p/>
          </draw:line>
          <draw:line draw:style-name="gr6" draw:text-style-name="P8" draw:layer="layout" svg:x1="15.086cm" svg:y1="7.003cm" svg:x2="15.086cm" svg:y2="5.802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7" draw:text-style-name="P18" xml:id="id65" draw:id="id65" draw:layer="layout" svg:width="3cm" svg:height="0.911cm" svg:x="0.5cm" svg:y="8.689cm">
          <text:p/>
          <draw:enhanced-geometry svg:viewBox="0 0 21600 21600" draw:type="rectangle" draw:enhanced-path="M 0 0 L 21600 0 21600 21600 0 21600 0 0 Z N"/>
        </draw:custom-shape>
        <draw:frame draw:style-name="gr48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g>
          <draw:custom-shape draw:style-name="gr19" draw:text-style-name="P5" draw:layer="layout" svg:width="1.593cm" svg:height="0.8cm" svg:x="23.814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2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2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5cm">
            <draw:text-box>
              <text:p>front </text:p>
            </draw:text-box>
          </draw:frame>
        </draw:g>
        <draw:line draw:style-name="gr6" draw:text-style-name="P8" draw:layer="layout" svg:x1="12cm" svg:y1="5.403cm" svg:x2="13.8cm" svg:y2="5.403cm">
          <text:p/>
        </draw:line>
        <draw:frame draw:style-name="gr26" draw:text-style-name="P7" draw:layer="layout" svg:width="1.377cm" svg:height="0.831cm" svg:x="14.017cm" svg:y="5.004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3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4cm">
          <draw:text-box>
            <text:p><text:span text:style-name="T4">20</text:span></text:p>
          </draw:text-box>
        </draw:frame>
        <draw:line draw:style-name="gr6" draw:text-style-name="P8" draw:layer="layout" svg:x1="16.8cm" svg:y1="5.402cm" svg:x2="19.15cm" svg:y2="5.402cm">
          <text:p/>
        </draw:line>
        <draw:g>
          <draw:custom-shape draw:style-name="gr3" draw:text-style-name="P5" draw:layer="layout" svg:width="2cm" svg:height="0.8cm" svg:x="19.6cm" svg:y="2.9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2cm">
            <draw:text-box>
              <text:p>rear </text:p>
            </draw:text-box>
          </draw:frame>
        </draw:g>
        <draw:line draw:style-name="gr6" draw:text-style-name="P8" draw:layer="layout" svg:x1="20.9cm" svg:y1="3.356cm" svg:x2="20.9cm" svg:y2="4.965cm">
          <text:p/>
        </draw:line>
        <draw:g>
          <draw:line draw:style-name="gr10" draw:text-style-name="P8" draw:layer="layout" svg:x1="21.6cm" svg:y1="5.602cm" svg:x2="21.6cm" svg:y2="7.003cm">
            <text:p/>
          </draw:line>
          <draw:line draw:style-name="gr10" draw:text-style-name="P8" draw:layer="layout" svg:x1="15.086cm" svg:y1="7.003cm" svg:x2="21.6cm" svg:y2="7.003cm">
            <text:p/>
          </draw:line>
          <draw:line draw:style-name="gr6" draw:text-style-name="P8" draw:layer="layout" svg:x1="15.086cm" svg:y1="7.003cm" svg:x2="15.086cm" svg:y2="5.802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66" draw:id="id66" draw:layer="layout" svg:width="7.4cm" svg:height="0.911cm" svg:x="1cm" svg:y="9.6cm">
          <text:p/>
          <draw:enhanced-geometry svg:viewBox="0 0 21600 21600" draw:type="rectangle" draw:enhanced-path="M 0 0 L 21600 0 21600 21600 0 21600 0 0 Z N"/>
        </draw:custom-shape>
        <draw:frame draw:style-name="gr49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g>
          <draw:custom-shape draw:style-name="gr19" draw:text-style-name="P5" draw:layer="layout" svg:width="1.593cm" svg:height="0.8cm" svg:x="23.814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2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2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5cm">
            <draw:text-box>
              <text:p>front </text:p>
            </draw:text-box>
          </draw:frame>
        </draw:g>
        <draw:line draw:style-name="gr6" draw:text-style-name="P8" draw:layer="layout" svg:x1="12cm" svg:y1="5.403cm" svg:x2="13.8cm" svg:y2="5.403cm">
          <text:p/>
        </draw:line>
        <draw:frame draw:style-name="gr26" draw:text-style-name="P7" draw:layer="layout" svg:width="1.377cm" svg:height="0.831cm" svg:x="14.017cm" svg:y="5.004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3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4cm">
          <draw:text-box>
            <text:p><text:span text:style-name="T4">20</text:span></text:p>
          </draw:text-box>
        </draw:frame>
        <draw:line draw:style-name="gr6" draw:text-style-name="P8" draw:layer="layout" svg:x1="16.8cm" svg:y1="5.402cm" svg:x2="19.15cm" svg:y2="5.402cm">
          <text:p/>
        </draw:line>
        <draw:g>
          <draw:custom-shape draw:style-name="gr3" draw:text-style-name="P5" draw:layer="layout" svg:width="2cm" svg:height="0.8cm" svg:x="19.6cm" svg:y="2.9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2cm">
            <draw:text-box>
              <text:p>rear </text:p>
            </draw:text-box>
          </draw:frame>
        </draw:g>
        <draw:line draw:style-name="gr6" draw:text-style-name="P8" draw:layer="layout" svg:x1="20.9cm" svg:y1="3.356cm" svg:x2="20.9cm" svg:y2="4.965cm">
          <text:p/>
        </draw:line>
        <draw:g xml:id="id68" draw:id="id68">
          <draw:line draw:style-name="gr10" draw:text-style-name="P8" draw:layer="layout" svg:x1="21.6cm" svg:y1="5.602cm" svg:x2="21.6cm" svg:y2="7.003cm">
            <text:p/>
          </draw:line>
          <draw:line draw:style-name="gr10" draw:text-style-name="P8" draw:layer="layout" svg:x1="15.086cm" svg:y1="7.003cm" svg:x2="21.6cm" svg:y2="7.003cm">
            <text:p/>
          </draw:line>
          <draw:line draw:style-name="gr6" draw:text-style-name="P8" draw:layer="layout" svg:x1="15.086cm" svg:y1="7.003cm" svg:x2="15.086cm" svg:y2="5.802cm">
            <text:p/>
          </draw:line>
        </draw:g>
        <draw:polyline draw:style-name="gr6" draw:text-style-name="P8" xml:id="id67" draw:id="id67" draw:layer="layout" svg:width="2.013cm" svg:height="0cm" svg:x="21.8cm" svg:y="5.4cm" svg:viewBox="0 0 2014 0" draw:points="0,0 2014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67" smil:attributeName="visibility" smil:to="visible"/>
                  <anim:transitionFilter smil:dur="1s" smil:targetElement="id6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right" presentation:preset-property="Direction">
                  <anim:transitionFilter smil:dur="0.5s" smil:targetElement="id68" smil:type="slideWipe" smil:subtype="fromRight" smil:mode="out"/>
                  <anim:set smil:begin="0.499s" smil:dur="0.001s" smil:fill="hold" smil:targetElement="id6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69" draw:id="id69" draw:layer="layout" svg:width="7.4cm" svg:height="0.911cm" svg:x="0.8cm" svg:y="10.6cm">
          <text:p/>
          <draw:enhanced-geometry svg:viewBox="0 0 21600 21600" draw:type="rectangle" draw:enhanced-path="M 0 0 L 21600 0 21600 21600 0 21600 0 0 Z N"/>
        </draw:custom-shape>
        <draw:frame draw:style-name="gr50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g>
          <draw:custom-shape draw:style-name="gr19" draw:text-style-name="P5" draw:layer="layout" svg:width="1.593cm" svg:height="0.8cm" svg:x="23.814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3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3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3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6cm">
            <draw:text-box>
              <text:p>front </text:p>
            </draw:text-box>
          </draw:frame>
        </draw:g>
        <draw:line draw:style-name="gr6" draw:text-style-name="P8" draw:layer="layout" svg:x1="12cm" svg:y1="5.404cm" svg:x2="13.8cm" svg:y2="5.404cm">
          <text:p/>
        </draw:line>
        <draw:frame draw:style-name="gr26" draw:text-style-name="P7" draw:layer="layout" svg:width="1.377cm" svg:height="0.831cm" svg:x="14.017cm" svg:y="5.005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4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5cm">
          <draw:text-box>
            <text:p><text:span text:style-name="T4">20</text:span></text:p>
          </draw:text-box>
        </draw:frame>
        <draw:line draw:style-name="gr6" draw:text-style-name="P8" draw:layer="layout" svg:x1="16.8cm" svg:y1="5.403cm" svg:x2="19.15cm" svg:y2="5.403cm">
          <text:p/>
        </draw:line>
        <draw:g xml:id="id70" draw:id="id70">
          <draw:custom-shape draw:style-name="gr3" draw:text-style-name="P5" draw:layer="layout" svg:width="2cm" svg:height="0.8cm" svg:x="19.6cm" svg:y="2.9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9.6cm" svg:y="2.003cm">
            <draw:text-box>
              <text:p>rear </text:p>
            </draw:text-box>
          </draw:frame>
        </draw:g>
        <draw:polyline draw:style-name="gr6" draw:text-style-name="P8" xml:id="id71" draw:id="id71" draw:layer="layout" svg:width="0cm" svg:height="1.608cm" svg:x="20.9cm" svg:y="3.357cm" svg:viewBox="0 0 0 1609" draw:points="0,0 0,1609">
          <text:p/>
        </draw:polyline>
        <draw:line draw:style-name="gr6" draw:text-style-name="P8" draw:layer="layout" svg:x1="21.8cm" svg:y1="5.401cm" svg:x2="23.814cm" svg:y2="5.401cm">
          <text:p/>
        </draw:line>
        <draw:g xml:id="id72" draw:id="id72">
          <draw:custom-shape draw:style-name="gr3" draw:text-style-name="P5" draw:layer="layout" svg:width="2cm" svg:height="0.8cm" svg:x="24cm" svg:y="2.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cm">
            <draw:text-box>
              <text:p>rear </text:p>
            </draw:text-box>
          </draw:frame>
        </draw:g>
        <draw:polyline draw:style-name="gr6" draw:text-style-name="P8" xml:id="id73" draw:id="id73" draw:layer="layout" svg:width="0cm" svg:height="1.608cm" svg:x="25.407cm" svg:y="3.356cm" svg:viewBox="0 0 0 1609" draw:points="0,0 0,160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peek-in" presentation:preset-sub-type="from-top" presentation:preset-property="Direction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Top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74" draw:id="id74" draw:layer="layout" svg:width="7.4cm" svg:height="0.911cm" svg:x="0.6cm" svg:y="11.5cm">
          <text:p/>
          <draw:enhanced-geometry svg:viewBox="0 0 21600 21600" draw:type="rectangle" draw:enhanced-path="M 0 0 L 21600 0 21600 21600 0 21600 0 0 Z N"/>
        </draw:custom-shape>
        <draw:frame draw:style-name="gr51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g>
          <draw:custom-shape draw:style-name="gr19" draw:text-style-name="P5" draw:layer="layout" svg:width="1.593cm" svg:height="0.8cm" svg:x="23.814cm" svg:y="5.00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3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3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3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6cm">
            <draw:text-box>
              <text:p>front </text:p>
            </draw:text-box>
          </draw:frame>
        </draw:g>
        <draw:line draw:style-name="gr6" draw:text-style-name="P8" draw:layer="layout" svg:x1="12cm" svg:y1="5.404cm" svg:x2="13.8cm" svg:y2="5.404cm">
          <text:p/>
        </draw:line>
        <draw:frame draw:style-name="gr26" draw:text-style-name="P7" draw:layer="layout" svg:width="1.377cm" svg:height="0.831cm" svg:x="14.017cm" svg:y="5.005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4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5cm">
          <draw:text-box>
            <text:p><text:span text:style-name="T4">20</text:span></text:p>
          </draw:text-box>
        </draw:frame>
        <draw:line draw:style-name="gr6" draw:text-style-name="P8" draw:layer="layout" svg:x1="16.8cm" svg:y1="5.403cm" svg:x2="19.15cm" svg:y2="5.403cm">
          <text:p/>
        </draw:line>
        <draw:line draw:style-name="gr6" draw:text-style-name="P8" draw:layer="layout" svg:x1="21.8cm" svg:y1="5.401cm" svg:x2="23.814cm" svg:y2="5.401cm">
          <text:p/>
        </draw:line>
        <draw:g>
          <draw:custom-shape draw:style-name="gr3" draw:text-style-name="P5" draw:layer="layout" svg:width="2cm" svg:height="0.8cm" svg:x="24cm" svg:y="2.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cm">
            <draw:text-box>
              <text:p>rear </text:p>
            </draw:text-box>
          </draw:frame>
        </draw:g>
        <draw:line draw:style-name="gr6" draw:text-style-name="P8" draw:layer="layout" svg:x1="25.407cm" svg:y1="3.356cm" svg:x2="25.407cm" svg:y2="4.965cm">
          <text:p/>
        </draw:line>
        <draw:g xml:id="id75" draw:id="id75">
          <draw:line draw:style-name="gr10" draw:text-style-name="P8" draw:layer="layout" svg:x1="25.8cm" svg:y1="5.599cm" svg:x2="25.8cm" svg:y2="7cm">
            <text:p/>
          </draw:line>
          <draw:line draw:style-name="gr10" draw:text-style-name="P8" draw:layer="layout" svg:x1="15.286cm" svg:y1="7cm" svg:x2="25.8cm" svg:y2="7cm">
            <text:p/>
          </draw:line>
          <draw:line draw:style-name="gr6" draw:text-style-name="P8" draw:layer="layout" svg:x1="15.286cm" svg:y1="7cm" svg:x2="15.286cm" svg:y2="5.799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right" presentation:preset-property="Direction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76" draw:id="id76" draw:layer="layout" svg:width="7.4cm" svg:height="0.911cm" svg:x="0.4cm" svg:y="12.489cm">
          <text:p/>
          <draw:enhanced-geometry svg:viewBox="0 0 21600 21600" draw:type="rectangle" draw:enhanced-path="M 0 0 L 21600 0 21600 21600 0 21600 0 0 Z N"/>
        </draw:custom-shape>
        <draw:frame draw:style-name="gr52" draw:text-style-name="P17" draw:layer="layout" svg:width="12.5cm" svg:height="11.311cm" svg:x="-0.5cm" svg:y="3.09cm">
          <draw:text-box>
            <text:list text:style-name="L4">
              <text:list-header>
                <text:p text:style-name="P15"><text:span text:style-name="T10">new = Memalloc(sizeof(Slist))</text:span></text:p>
                <text:p text:style-name="P15"><text:span text:style-name="T10">if (new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new <text:s text:c="7"/>data = data</text:span></text:p>
                <text:p text:style-name="P15"><text:span text:style-name="T10">if(front = NULL)</text:span></text:p>
                <text:p text:style-name="P15"><text:span text:style-name="T10"><text:s text:c="3"/></text:span><text:span text:style-name="T10">front = rear = new <text:s/></text:span></text:p>
                <text:p text:style-name="P15"><text:span text:style-name="T10">else</text:span></text:p>
                <text:p text:style-name="P15"><text:span text:style-name="T10"><text:s text:c="3"/></text:span><text:span text:style-name="T10">rear <text:s text:c="5"/>link = new </text:span></text:p>
                <text:p text:style-name="P15"><text:span text:style-name="T10"><text:s text:c="3"/></text:span><text:span text:style-name="T10">rear = new</text:span></text:p>
                <text:p text:style-name="P15"><text:span text:style-name="T10">new <text:s text:c="5"/>link = front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2.7cm" svg:y1="6.401cm" svg:x2="3.7cm" svg:y2="6.401cm">
          <text:p/>
        </draw:line>
        <draw:line draw:style-name="gr6" draw:text-style-name="P8" draw:layer="layout" svg:x1="3cm" svg:y1="10.201cm" svg:x2="4cm" svg:y2="10.201cm">
          <text:p/>
        </draw:line>
        <draw:line draw:style-name="gr6" draw:text-style-name="P8" draw:layer="layout" svg:x1="2.4cm" svg:y1="12.001cm" svg:x2="3.4cm" svg:y2="12.001cm">
          <text:p/>
        </draw:line>
        <draw:g>
          <draw:custom-shape draw:style-name="gr19" draw:text-style-name="P5" draw:layer="layout" svg:width="1.593cm" svg:height="0.8cm" svg:x="23.814cm" svg:y="5.00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4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4cm">
          <draw:text-box>
            <text:p><text:span text:style-name="T4">30</text:span></text:p>
          </draw:text-box>
        </draw:frame>
        <draw:frame draw:style-name="gr21" draw:text-style-name="P9" draw:layer="layout" svg:width="1.84cm" svg:height="0.962cm" svg:x="23.664cm" svg:y="4.004cm">
          <draw:text-box>
            <text:p>new </text:p>
          </draw:text-box>
        </draw:frame>
        <draw:g>
          <draw:custom-shape draw:style-name="gr19" draw:text-style-name="P5" draw:layer="layout" svg:width="1.593cm" svg:height="0.8cm" svg:x="13.8cm" svg:y="5.0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7cm">
            <draw:text-box>
              <text:p>front </text:p>
            </draw:text-box>
          </draw:frame>
        </draw:g>
        <draw:line draw:style-name="gr6" draw:text-style-name="P8" draw:layer="layout" svg:x1="12cm" svg:y1="5.405cm" svg:x2="13.8cm" svg:y2="5.405cm">
          <text:p/>
        </draw:line>
        <draw:frame draw:style-name="gr26" draw:text-style-name="P7" draw:layer="layout" svg:width="1.377cm" svg:height="0.831cm" svg:x="14.017cm" svg:y="5.006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6cm">
          <draw:text-box>
            <text:p><text:span text:style-name="T4">20</text:span></text:p>
          </draw:text-box>
        </draw:frame>
        <draw:line draw:style-name="gr6" draw:text-style-name="P8" draw:layer="layout" svg:x1="16.8cm" svg:y1="5.404cm" svg:x2="19.15cm" svg:y2="5.404cm">
          <text:p/>
        </draw:line>
        <draw:line draw:style-name="gr6" draw:text-style-name="P8" draw:layer="layout" svg:x1="21.8cm" svg:y1="5.402cm" svg:x2="23.814cm" svg:y2="5.402cm">
          <text:p/>
        </draw:line>
        <draw:g>
          <draw:custom-shape draw:style-name="gr3" draw:text-style-name="P5" draw:layer="layout" svg:width="2cm" svg:height="0.8cm" svg:x="24cm" svg:y="2.8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01cm">
            <draw:text-box>
              <text:p>rear </text:p>
            </draw:text-box>
          </draw:frame>
        </draw:g>
        <draw:line draw:style-name="gr6" draw:text-style-name="P8" draw:layer="layout" svg:x1="25.407cm" svg:y1="3.357cm" svg:x2="25.407cm" svg:y2="4.966cm">
          <text:p/>
        </draw:line>
        <draw:g>
          <draw:line draw:style-name="gr10" draw:text-style-name="P8" draw:layer="layout" svg:x1="25.8cm" svg:y1="5.6cm" svg:x2="25.8cm" svg:y2="7.001cm">
            <text:p/>
          </draw:line>
          <draw:line draw:style-name="gr10" draw:text-style-name="P8" draw:layer="layout" svg:x1="15.286cm" svg:y1="7.001cm" svg:x2="25.8cm" svg:y2="7.001cm">
            <text:p/>
          </draw:line>
          <draw:line draw:style-name="gr6" draw:text-style-name="P8" draw:layer="layout" svg:x1="15.286cm" svg:y1="7.001cm" svg:x2="15.286cm" svg:y2="5.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Algorithm -dequeu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draw:style-name="gr53" draw:text-style-name="P14" draw:layer="layout" svg:width="14.784cm" svg:height="1.111cm" svg:x="0.416cm" svg:y="3.689cm">
          <draw:text-box>
            <text:list text:style-name="L4">
              <text:list-header>
                <text:p xml:id="id78" text:id="id78" text:style-name="P13"><text:span text:style-name="T8">A</text:span><text:span text:style-name="T8">l</text:span><text:span text:style-name="T8">g</text:span><text:span text:style-name="T8">o</text:span><text:span text:style-name="T8">r</text:span><text:span text:style-name="T8">i</text:span><text:span text:style-name="T8">t</text:span><text:span text:style-name="T8">h</text:span><text:span text:style-name="T8">m</text:span><text:span text:style-name="T8"> </text:span><text:span text:style-name="T8">:</text:span><text:span text:style-name="T8">d</text:span><text:span text:style-name="T8">e</text:span><text:span text:style-name="T8">q</text:span><text:span text:style-name="T8">u</text:span><text:span text:style-name="T8">e</text:span><text:span text:style-name="T8">u</text:span><text:span text:style-name="T8">e</text:span><text:span text:style-name="T8">(</text:span><text:span text:style-name="T8">f</text:span><text:span text:style-name="T8">r</text:span><text:span text:style-name="T8">o</text:span><text:span text:style-name="T8">n</text:span><text:span text:style-name="T8">t</text:span><text:span text:style-name="T8">,</text:span><text:span text:style-name="T8">r</text:span><text:span text:style-name="T8">e</text:span><text:span text:style-name="T8">a</text:span><text:span text:style-name="T8">r</text:span><text:span text:style-name="T8">)</text:span></text:p>
              </text:list-header>
            </text:list>
          </draw:text-box>
        </draw:frame>
        <draw:frame draw:style-name="gr54" draw:text-style-name="P14" draw:layer="layout" svg:width="17cm" svg:height="3.911cm" svg:x="1.6cm" svg:y="5.389cm">
          <draw:text-box>
            <text:list text:style-name="L4">
              <text:list-header>
                <text:p xml:id="id79" text:id="id79" text:style-name="P13"><text:span text:style-name="T9">I</text:span><text:span text:style-name="T9">n</text:span><text:span text:style-name="T9">p</text:span><text:span text:style-name="T9">u</text:span><text:span text:style-name="T9">t</text:span><text:span text:style-name="T9"> </text:span><text:span text:style-name="T9">S</text:span><text:span text:style-name="T9">p</text:span><text:span text:style-name="T9">e</text:span><text:span text:style-name="T9">c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:</text:span></text:p>
              </text:list-header>
              <text:list-item>
                <text:p xml:id="id80" text:id="id80" text:style-name="P13"><text:span text:style-name="T8">f</text:span><text:span text:style-name="T8">r</text:span><text:span text:style-name="T8">o</text:span><text:span text:style-name="T8">n</text:span><text:span text:style-name="T8">t</text:span><text:span text:style-name="T8"> </text:span><text:span text:style-name="T8">:</text:span><text:span text:style-name="T8"> </text:span><text:span text:style-name="T8">P</text:span><text:span text:style-name="T8">o</text:span><text:span text:style-name="T8">i</text:span><text:span text:style-name="T8">n</text:span><text:span text:style-name="T8">t</text:span><text:span text:style-name="T8">e</text:span><text:span text:style-name="T8">r</text:span><text:span text:style-name="T8"> </text:span><text:span text:style-name="T8">c</text:span><text:span text:style-name="T8">o</text:span><text:span text:style-name="T8">n</text:span><text:span text:style-name="T8">t</text:span><text:span text:style-name="T8">a</text:span><text:span text:style-name="T8">i</text:span><text:span text:style-name="T8">n</text:span><text:span text:style-name="T8">s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n</text:span><text:span text:style-name="T8">o</text:span><text:span text:style-name="T8">d</text:span><text:span text:style-name="T8">e</text:span><text:span text:style-name="T8">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/text:p>
              </text:list-item>
              <text:list-item>
                <text:p xml:id="id81" text:id="id81" text:style-name="P13"><text:span text:style-name="T8">r</text:span><text:span text:style-name="T8">e</text:span><text:span text:style-name="T8">a</text:span><text:span text:style-name="T8">r</text:span><text:span text:style-name="T8"> </text:span><text:span text:style-name="T8"><text:s/></text:span><text:span text:style-name="T8">:</text:span><text:span text:style-name="T8"> </text:span><text:span text:style-name="T8">P</text:span><text:span text:style-name="T8">o</text:span><text:span text:style-name="T8">i</text:span><text:span text:style-name="T8">n</text:span><text:span text:style-name="T8">t</text:span><text:span text:style-name="T8">e</text:span><text:span text:style-name="T8">r</text:span><text:span text:style-name="T8"> </text:span><text:span text:style-name="T8">c</text:span><text:span text:style-name="T8">o</text:span><text:span text:style-name="T8">n</text:span><text:span text:style-name="T8">t</text:span><text:span text:style-name="T8">a</text:span><text:span text:style-name="T8">i</text:span><text:span text:style-name="T8">n</text:span><text:span text:style-name="T8">s</text:span><text:span text:style-name="T8"> </text:span><text:span text:style-name="T8">l</text:span><text:span text:style-name="T8">a</text:span><text:span text:style-name="T8">s</text:span><text:span text:style-name="T8">t</text:span><text:span text:style-name="T8"> </text:span><text:span text:style-name="T8">n</text:span><text:span text:style-name="T8">o</text:span><text:span text:style-name="T8">d</text:span><text:span text:style-name="T8">e</text:span><text:span text:style-name="T8"> </text:span><text:span text:style-name="T8">a</text:span><text:span text:style-name="T8">d</text:span><text:span text:style-name="T8">d</text:span><text:span text:style-name="T8">r</text:span><text:span text:style-name="T8">e</text:span><text:span text:style-name="T8">s</text:span><text:span text:style-name="T8">s</text:span></text:p>
              </text:list-item>
            </text:list>
          </draw:text-box>
        </draw:frame>
        <draw:frame draw:style-name="gr55" draw:text-style-name="P14" draw:layer="layout" svg:width="10.6cm" svg:height="2.344cm" svg:x="1.6cm" svg:y="9.656cm">
          <draw:text-box>
            <text:list text:style-name="L4">
              <text:list-header>
                <text:p xml:id="id82" text:id="id82" text:style-name="P13"><text:span text:style-name="T9">O</text:span><text:span text:style-name="T9">u</text:span><text:span text:style-name="T9">t</text:span><text:span text:style-name="T9">p</text:span><text:span text:style-name="T9">u</text:span><text:span text:style-name="T9">t</text:span><text:span text:style-name="T9"> </text:span><text:span text:style-name="T9">S</text:span><text:span text:style-name="T9">p</text:span><text:span text:style-name="T9">e</text:span><text:span text:style-name="T9">c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:</text:span></text:p>
              </text:list-header>
              <text:list-item>
                <text:p xml:id="id83" text:id="id83" text:style-name="P13"><text:span text:style-name="T8">S</text:span><text:span text:style-name="T8">t</text:span><text:span text:style-name="T8">a</text:span><text:span text:style-name="T8">t</text:span><text:span text:style-name="T8">u</text:span><text:span text:style-name="T8">s</text:span><text:span text:style-name="T8">:</text:span><text:span text:style-name="T8"> </text:span><text:span text:style-name="T8">e</text:span><text:span text:style-name="T8">_</text:span><text:span text:style-name="T8">t</text:span><text:span text:style-name="T8">r</text:span><text:span text:style-name="T8">u</text:span><text:span text:style-name="T8">e</text:span><text:span text:style-name="T8">/</text:span><text:span text:style-name="T8">e</text:span><text:span text:style-name="T8">_</text:span><text:span text:style-name="T8">f</text:span><text:span text:style-name="T8">a</text:span><text:span text:style-name="T8">l</text:span><text:span text:style-name="T8">s</text:span><text:span text:style-name="T8">e</text:span></text:p>
              </text:list-item>
            </text:list>
          </draw:text-box>
        </draw:frame>
        <draw:frame presentation:style-name="pr5" draw:text-style-name="P11" draw:layer="layout" svg:width="25.251cm" svg:height="3.154cm" svg:x="0.55cm" svg:y="0.2cm" presentation:class="title" presentation:user-transformed="true">
          <draw:text-box>
            <text:p xml:id="id77" text:id="id77"><text:span text:style-name="T6">D</text:span><text:span text:style-name="T6">at</text:span><text:span text:style-name="T6">a </text:span><text:span text:style-name="T6">St</text:span><text:span text:style-name="T6">r</text:span><text:span text:style-name="T6">u</text:span><text:span text:style-name="T6">ct</text:span><text:span text:style-name="T6">ur</text:span><text:span text:style-name="T6">e </text:span><text:span text:style-name="T6">– </text:span><text:span text:style-name="T6">Ci</text:span><text:span text:style-name="T6">rc</text:span><text:span text:style-name="T6">ul</text:span><text:span text:style-name="T6">a</text:span><text:span text:style-name="T6">r </text:span><text:span text:style-name="T6">Q</text:span><text:span text:style-name="T6">u</text:span><text:span text:style-name="T6">e</text:span><text:span text:style-name="T6">u</text:span><text:span text:style-name="T6">e</text:span><text:span text:style-name="T7"><text:line-break/></text:span><text:span text:style-name="T7">d</text:span><text:span text:style-name="T7">e</text:span><text:span text:style-name="T7">q</text:span><text:span text:style-name="T7">u</text:span><text:span text:style-name="T7">e</text:span><text:span text:style-name="T7">u</text:span><text:span text:style-name="T7">e</text:span><text:span text:style-name="T7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width" smil:values="0;width" smil:keyTimes="0;1"/>
                  <anim:animate smil:dur="0.5s" smil:fill="hold" smil:targetElement="id77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frame draw:style-name="gr56" draw:text-style-name="P17" xml:id="id84" draw:id="id84" draw:layer="layout" svg:width="12.5cm" svg:height="11.311cm" svg:x="-0.2cm" svg:y="3.089cm">
          <draw:text-box>
            <text:list text:style-name="L4">
              <text:list-header>
                <text:p text:style-name="P15"><text:span text:style-name="T10">i</text:span><text:span text:style-name="T10">f</text:span><text:span text:style-name="T10"> </text:span><text:span text:style-name="T10">(</text:span><text:span text:style-name="T10"> </text:span><text:span text:style-name="T10">f</text:span><text:span text:style-name="T10">r</text:span><text:span text:style-name="T10">o</text:span><text:span text:style-name="T10">n</text:span><text:span text:style-name="T10">t</text:span><text:span text:style-name="T10"> </text:span><text:span text:style-name="T10">=</text:span><text:span text:style-name="T10"> </text:span><text:span text:style-name="T10">N</text:span><text:span text:style-name="T10">U</text:span><text:span text:style-name="T10">L</text:span><text:span text:style-name="T10">L</text:span><text:span text:style-name="T10">)</text:span></text:p>
                <text:p text:style-name="P15"><text:span text:style-name="T10"><text:s/></text:span><text:span text:style-name="T10"><text:s/></text:span><text:span text:style-name="T10"><text:s/></text:span><text:span text:style-name="T10"><text:s/>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e</text:span><text:span text:style-name="T10">_</text:span><text:span text:style-name="T10">f</text:span><text:span text:style-name="T10">a</text:span><text:span text:style-name="T10">l</text:span><text:span text:style-name="T10">s</text:span><text:span text:style-name="T10">e</text:span></text:p>
                <text:p text:style-name="P15"><text:span text:style-name="T10">i</text:span><text:span text:style-name="T10">f</text:span><text:span text:style-name="T10">(</text:span><text:span text:style-name="T10"> </text:span><text:span text:style-name="T10">f</text:span><text:span text:style-name="T10">r</text:span><text:span text:style-name="T10">o</text:span><text:span text:style-name="T10">n</text:span><text:span text:style-name="T10">t</text:span><text:span text:style-name="T10"> </text:span><text:span text:style-name="T10">=</text:span><text:span text:style-name="T10"> </text:span><text:span text:style-name="T10">r</text:span><text:span text:style-name="T10">e</text:span><text:span text:style-name="T10">a</text:span><text:span text:style-name="T10">r</text:span><text:span text:style-name="T10"> </text:span><text:span text:style-name="T10">)</text:span></text:p>
                <text:p text:style-name="P15"><text:span text:style-name="T10"><text:s/></text:span><text:span text:style-name="T10"><text:s/></text:span><text:span text:style-name="T10"><text:s/></text:span><text:span text:style-name="T10"><text:s/></text:span><text:span text:style-name="T10">f</text:span><text:span text:style-name="T10">r</text:span><text:span text:style-name="T10">e</text:span><text:span text:style-name="T10">e</text:span><text:span text:style-name="T10">(</text:span><text:span text:style-name="T10"> </text:span><text:span text:style-name="T10">f</text:span><text:span text:style-name="T10">r</text:span><text:span text:style-name="T10">o</text:span><text:span text:style-name="T10">n</text:span><text:span text:style-name="T10">t</text:span><text:span text:style-name="T10"> </text:span><text:span text:style-name="T10">)</text:span></text:p>
                <text:p text:style-name="P15"><text:span text:style-name="T10"><text:s/></text:span><text:span text:style-name="T10"><text:s/></text:span><text:span text:style-name="T10"><text:s/></text:span><text:span text:style-name="T10"><text:s/></text:span><text:span text:style-name="T10">f</text:span><text:span text:style-name="T10">r</text:span><text:span text:style-name="T10">o</text:span><text:span text:style-name="T10">n</text:span><text:span text:style-name="T10">t</text:span><text:span text:style-name="T10"> </text:span><text:span text:style-name="T10">=</text:span><text:span text:style-name="T10"> </text:span><text:span text:style-name="T10">r</text:span><text:span text:style-name="T10">e</text:span><text:span text:style-name="T10">a</text:span><text:span text:style-name="T10">r</text:span><text:span text:style-name="T10"> </text:span><text:span text:style-name="T10">=</text:span><text:span text:style-name="T10"> </text:span><text:span text:style-name="T10">N</text:span><text:span text:style-name="T10">U</text:span><text:span text:style-name="T10">L</text:span><text:span text:style-name="T10">L</text:span><text:span text:style-name="T10"> </text:span><text:span text:style-name="T10"><text:s/></text:span></text:p>
                <text:p text:style-name="P15"><text:span text:style-name="T10">e</text:span><text:span text:style-name="T10">l</text:span><text:span text:style-name="T10">s</text:span><text:span text:style-name="T10">e</text:span><text:span text:style-name="T10"> </text:span></text:p>
                <text:p text:style-name="P15"><text:span text:style-name="T10"><text:s/></text:span><text:span text:style-name="T10"><text:s/></text:span><text:span text:style-name="T10"><text:s/></text:span><text:span text:style-name="T10">f</text:span><text:span text:style-name="T10">r</text:span><text:span text:style-name="T10">o</text:span><text:span text:style-name="T10">n</text:span><text:span text:style-name="T10">t</text:span><text:span text:style-name="T10"> </text:span><text:span text:style-name="T10">=</text:span><text:span text:style-name="T10"> </text:span><text:span text:style-name="T10">f</text:span><text:span text:style-name="T10">r</text:span><text:span text:style-name="T10">o</text:span><text:span text:style-name="T10">n</text:span><text:span text:style-name="T10">t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l</text:span><text:span text:style-name="T10">i</text:span><text:span text:style-name="T10">n</text:span><text:span text:style-name="T10">k</text:span><text:span text:style-name="T10"> </text:span></text:p>
                <text:p text:style-name="P15"><text:span text:style-name="T10"><text:s/></text:span><text:span text:style-name="T10"><text:s/></text:span><text:span text:style-name="T10"><text:s/></text:span><text:span text:style-name="T10">f</text:span><text:span text:style-name="T10">r</text:span><text:span text:style-name="T10">e</text:span><text:span text:style-name="T10">e</text:span><text:span text:style-name="T10">(</text:span><text:span text:style-name="T10"> </text:span><text:span text:style-name="T10">r</text:span><text:span text:style-name="T10">e</text:span><text:span text:style-name="T10">a</text:span><text:span text:style-name="T10">r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l</text:span><text:span text:style-name="T10">i</text:span><text:span text:style-name="T10">n</text:span><text:span text:style-name="T10">k</text:span><text:span text:style-name="T10">)</text:span></text:p>
                <text:p text:style-name="P16"><text:span text:style-name="T10"><text:s/></text:span><text:span text:style-name="T10"><text:s/></text:span><text:span text:style-name="T10"><text:s/></text:span><text:span text:style-name="T10">r</text:span><text:span text:style-name="T10">e</text:span><text:span text:style-name="T10">a</text:span><text:span text:style-name="T10">r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l</text:span><text:span text:style-name="T10">i</text:span><text:span text:style-name="T10">n</text:span><text:span text:style-name="T10">k</text:span><text:span text:style-name="T10"> </text:span><text:span text:style-name="T10">=</text:span><text:span text:style-name="T10"> </text:span><text:span text:style-name="T10">f</text:span><text:span text:style-name="T10">r</text:span><text:span text:style-name="T10">o</text:span><text:span text:style-name="T10">n</text:span><text:span text:style-name="T10">t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/text:p>
                <text:p text:style-name="P15"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e</text:span><text:span text:style-name="T10">_</text:span><text:span text:style-name="T10">t</text:span><text:span text:style-name="T10">r</text:span><text:span text:style-name="T10">u</text:span><text:span text:style-name="T10">e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/text:p>
              </text:list-header>
            </text:list>
          </draw:text-box>
        </draw:frame>
        <draw:line draw:style-name="gr6" draw:text-style-name="P8" xml:id="id85" draw:id="id85" draw:layer="layout" svg:x1="6cm" svg:y1="9.2cm" svg:x2="7cm" svg:y2="9.2cm">
          <text:p/>
        </draw:line>
        <draw:line draw:style-name="gr6" draw:text-style-name="P8" xml:id="id86" draw:id="id86" draw:layer="layout" svg:x1="5cm" svg:y1="10.2cm" svg:x2="6cm" svg:y2="10.2cm">
          <text:p/>
        </draw:line>
        <draw:line draw:style-name="gr6" draw:text-style-name="P8" xml:id="id87" draw:id="id87" draw:layer="layout" svg:x1="3.3cm" svg:y1="11.1cm" svg:x2="4.3cm" svg:y2="11.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frame draw:style-name="gr57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58" draw:text-style-name="P18" xml:id="id88" draw:id="id88" draw:layer="layout" svg:width="6.6cm" svg:height="0.911cm" svg:x="0.9cm" svg:y="3.089cm">
          <text:p/>
          <draw:enhanced-geometry svg:viewBox="0 0 21600 21600" draw:type="rectangle" draw:enhanced-path="M 0 0 L 21600 0 21600 21600 0 21600 0 0 Z N"/>
        </draw:custom-shape>
        <draw:frame draw:style-name="gr59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58" draw:text-style-name="P18" xml:id="id89" draw:id="id89" draw:layer="layout" svg:width="6.6cm" svg:height="0.911cm" svg:x="0.6cm" svg:y="4.889cm">
          <text:p/>
          <draw:enhanced-geometry svg:viewBox="0 0 21600 21600" draw:type="rectangle" draw:enhanced-path="M 0 0 L 21600 0 21600 21600 0 21600 0 0 Z N"/>
        </draw:custom-shape>
        <draw:frame draw:style-name="gr60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><text:span text:style-name="T4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58" draw:text-style-name="P18" xml:id="id90" draw:id="id90" draw:layer="layout" svg:width="6.6cm" svg:height="0.911cm" svg:x="1.2cm" svg:y="5.889cm">
          <text:p/>
          <draw:enhanced-geometry svg:viewBox="0 0 21600 21600" draw:type="rectangle" draw:enhanced-path="M 0 0 L 21600 0 21600 21600 0 21600 0 0 Z N"/>
        </draw:custom-shape>
        <draw:frame draw:style-name="gr61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 xml:id="id91" draw:id="id91">
          <draw:custom-shape draw:style-name="gr19" draw:text-style-name="P5" draw:layer="layout" svg:width="1.593cm" svg:height="0.8cm" svg:x="13.8cm" svg:y="5.0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draw:layer="layout" svg:x1="12cm" svg:y1="5.401cm" svg:x2="13.8cm" svg:y2="5.401cm">
          <text:p/>
        </draw:line>
        <draw:line draw:style-name="gr6" draw:text-style-name="P8" draw:layer="layout" svg:x1="15.3cm" svg:y1="3.355cm" svg:x2="15.3cm" svg:y2="4.964cm">
          <text:p/>
        </draw:line>
        <draw:g xml:id="id92" draw:id="id92">
          <draw:line draw:style-name="gr10" draw:text-style-name="P8" draw:layer="layout" svg:x1="16.326cm" svg:y1="5.601cm" svg:x2="16.326cm" svg:y2="7.001cm">
            <text:p/>
          </draw:line>
          <draw:line draw:style-name="gr10" draw:text-style-name="P8" draw:layer="layout" svg:x1="15.16cm" svg:y1="7.001cm" svg:x2="16.326cm" svg:y2="7.001cm">
            <text:p/>
          </draw:line>
          <draw:line draw:style-name="gr6" draw:text-style-name="P8" draw:layer="layout" svg:x1="15.16cm" svg:y1="7.001cm" svg:x2="15.16cm" svg:y2="5.801cm">
            <text:p/>
          </draw:line>
        </draw:g>
        <draw:frame draw:style-name="gr26" draw:text-style-name="P7" draw:layer="layout" svg:width="1.377cm" svg:height="0.831cm" svg:x="14.017cm" svg:y="5.002cm">
          <draw:text-box>
            <text:p xml:id="id93" text:id="id93"><text:span text:style-name="T4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anim:sub-item="text" smil:attributeName="visibility" smil:to="hidden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94" draw:id="id94" draw:layer="layout" svg:width="7.4cm" svg:height="0.911cm" svg:x="1.6cm" svg:y="6.851cm">
          <text:p/>
          <draw:enhanced-geometry svg:viewBox="0 0 21600 21600" draw:type="rectangle" draw:enhanced-path="M 0 0 L 21600 0 21600 21600 0 21600 0 0 Z N"/>
        </draw:custom-shape>
        <draw:frame draw:style-name="gr62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>
          <draw:custom-shape draw:style-name="gr3" draw:text-style-name="P5" draw:layer="layout" svg:width="2cm" svg:height="0.8cm" svg:x="14cm" svg:y="2.9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4cm" svg:y="2.001cm">
            <draw:text-box>
              <text:p>rear </text:p>
            </draw:text-box>
          </draw:frame>
        </draw:g>
        <draw:g>
          <draw:custom-shape draw:style-name="gr3" draw:text-style-name="P5" draw:layer="layout" svg:width="2cm" svg:height="0.8cm" svg:x="10.4cm" svg:y="5.00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3cm">
            <draw:text-box>
              <text:p>front </text:p>
            </draw:text-box>
          </draw:frame>
        </draw:g>
        <draw:line draw:style-name="gr6" draw:text-style-name="P8" xml:id="id95" draw:id="id95" draw:layer="layout" svg:x1="12cm" svg:y1="5.401cm" svg:x2="13.8cm" svg:y2="5.401cm">
          <text:p/>
        </draw:line>
        <draw:line draw:style-name="gr6" draw:text-style-name="P8" xml:id="id96" draw:id="id96" draw:layer="layout" svg:x1="15.3cm" svg:y1="3.355cm" svg:x2="15.3cm" svg:y2="4.964cm">
          <text:p/>
        </draw:line>
        <draw:frame draw:style-name="gr26" draw:text-style-name="P7" xml:id="id97" draw:id="id97" draw:layer="layout" svg:width="2cm" svg:height="0.831cm" svg:x="14.1cm" svg:y="2.97cm">
          <draw:text-box>
            <text:p><text:span text:style-name="T4">NULL</text:span></text:p>
          </draw:text-box>
        </draw:frame>
        <draw:frame draw:style-name="gr26" draw:text-style-name="P7" xml:id="id98" draw:id="id98" draw:layer="layout" svg:width="2cm" svg:height="0.831cm" svg:x="10.4cm" svg:y="4.972cm">
          <draw:text-box>
            <text:p><text:span text:style-name="T4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right" presentation:preset-property="Direction">
                  <anim:transitionFilter smil:dur="0.5s" smil:targetElement="id95" smil:type="slideWipe" smil:subtype="fromRight" smil:mode="out"/>
                  <anim:set smil:begin="0.499s" smil:dur="0.001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peek-out" presentation:preset-sub-type="from-bottom" presentation:preset-property="Direction">
                  <anim:transitionFilter smil:dur="0.25s" smil:targetElement="id96" smil:type="slideWipe" smil:subtype="fromBottom" smil:mode="out"/>
                  <anim:set smil:begin="0.2495s" smil:dur="0.0005s" smil:fill="hold" smil:targetElement="id96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99" draw:id="id99" draw:layer="layout" svg:width="7.4cm" svg:height="0.911cm" svg:x="0.8cm" svg:y="11.489cm">
          <text:p/>
          <draw:enhanced-geometry svg:viewBox="0 0 21600 21600" draw:type="rectangle" draw:enhanced-path="M 0 0 L 21600 0 21600 21600 0 21600 0 0 Z N"/>
        </draw:custom-shape>
        <draw:frame draw:style-name="gr63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64" draw:text-style-name="P18" xml:id="id113" draw:id="id113" draw:layer="layout" svg:width="8.2cm" svg:height="0.911cm" svg:x="0.6cm" svg:y="3.089cm">
          <text:p/>
          <draw:enhanced-geometry svg:viewBox="0 0 21600 21600" draw:type="rectangle" draw:enhanced-path="M 0 0 L 21600 0 21600 21600 0 21600 0 0 Z N"/>
        </draw:custom-shape>
        <draw:frame draw:style-name="gr65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 xml:id="id100" draw:id="id100">
          <draw:custom-shape draw:style-name="gr19" draw:text-style-name="P5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xml:id="id101" draw:id="id101" draw:layer="layout" svg:width="1.377cm" svg:height="0.831cm" svg:x="23.814cm" svg:y="5.005cm">
          <draw:text-box>
            <text:p><text:span text:style-name="T4">30</text:span></text:p>
          </draw:text-box>
        </draw:frame>
        <draw:g xml:id="id102" draw:id="id102">
          <draw:custom-shape draw:style-name="gr19" draw:text-style-name="P5" draw:layer="layout" svg:width="1.593cm" svg:height="0.8cm" svg:x="13.8cm" svg:y="5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7cm">
            <text:p/>
            <draw:enhanced-geometry svg:viewBox="0 0 21600 21600" draw:type="rectangle" draw:enhanced-path="M 0 0 L 21600 0 21600 21600 0 21600 0 0 Z N"/>
          </draw:custom-shape>
        </draw:g>
        <draw:g xml:id="id103" draw:id="id103">
          <draw:custom-shape draw:style-name="gr3" draw:text-style-name="P5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8cm">
            <draw:text-box>
              <text:p>front </text:p>
            </draw:text-box>
          </draw:frame>
        </draw:g>
        <draw:line draw:style-name="gr6" draw:text-style-name="P8" xml:id="id104" draw:id="id104" draw:layer="layout" svg:x1="12cm" svg:y1="5.406cm" svg:x2="13.8cm" svg:y2="5.406cm">
          <text:p/>
        </draw:line>
        <draw:frame draw:style-name="gr26" draw:text-style-name="P7" xml:id="id105" draw:id="id105" draw:layer="layout" svg:width="1.377cm" svg:height="0.831cm" svg:x="14.017cm" svg:y="5.007cm">
          <draw:text-box>
            <text:p><text:span text:style-name="T4">10</text:span></text:p>
          </draw:text-box>
        </draw:frame>
        <draw:g xml:id="id106" draw:id="id106">
          <draw:custom-shape draw:style-name="gr19" draw:text-style-name="P5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xml:id="id107" draw:id="id107" draw:layer="layout" svg:width="1.377cm" svg:height="0.831cm" svg:x="19.401cm" svg:y="5.007cm">
          <draw:text-box>
            <text:p><text:span text:style-name="T4">20</text:span></text:p>
          </draw:text-box>
        </draw:frame>
        <draw:line draw:style-name="gr6" draw:text-style-name="P8" xml:id="id108" draw:id="id108" draw:layer="layout" svg:x1="16.8cm" svg:y1="5.405cm" svg:x2="19.15cm" svg:y2="5.405cm">
          <text:p/>
        </draw:line>
        <draw:line draw:style-name="gr6" draw:text-style-name="P8" xml:id="id109" draw:id="id109" draw:layer="layout" svg:x1="21.8cm" svg:y1="5.403cm" svg:x2="23.814cm" svg:y2="5.403cm">
          <text:p/>
        </draw:line>
        <draw:g xml:id="id110" draw:id="id110">
          <draw:custom-shape draw:style-name="gr3" draw:text-style-name="P5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02cm">
            <draw:text-box>
              <text:p>rear </text:p>
            </draw:text-box>
          </draw:frame>
        </draw:g>
        <draw:line draw:style-name="gr6" draw:text-style-name="P8" xml:id="id111" draw:id="id111" draw:layer="layout" svg:x1="25.407cm" svg:y1="3.358cm" svg:x2="25.407cm" svg:y2="4.967cm">
          <text:p/>
        </draw:line>
        <draw:g xml:id="id112" draw:id="id112">
          <draw:line draw:style-name="gr10" draw:text-style-name="P8" draw:layer="layout" svg:x1="25.8cm" svg:y1="5.601cm" svg:x2="25.8cm" svg:y2="7.002cm">
            <text:p/>
          </draw:line>
          <draw:line draw:style-name="gr10" draw:text-style-name="P8" draw:layer="layout" svg:x1="15.286cm" svg:y1="7.002cm" svg:x2="25.8cm" svg:y2="7.002cm">
            <text:p/>
          </draw:line>
          <draw:line draw:style-name="gr6" draw:text-style-name="P8" draw:layer="layout" svg:x1="15.286cm" svg:y1="7.002cm" svg:x2="15.286cm" svg:y2="5.8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64" draw:text-style-name="P18" xml:id="id114" draw:id="id114" draw:layer="layout" svg:width="8.2cm" svg:height="0.911cm" svg:x="0.6cm" svg:y="4.889cm">
          <text:p/>
          <draw:enhanced-geometry svg:viewBox="0 0 21600 21600" draw:type="rectangle" draw:enhanced-path="M 0 0 L 21600 0 21600 21600 0 21600 0 0 Z N"/>
        </draw:custom-shape>
        <draw:frame draw:style-name="gr66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>
          <draw:custom-shape draw:style-name="gr19" draw:text-style-name="P5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5cm">
          <draw:text-box>
            <text:p><text:span text:style-name="T4">30</text:span></text:p>
          </draw:text-box>
        </draw:frame>
        <draw:g>
          <draw:custom-shape draw:style-name="gr19" draw:text-style-name="P5" draw:layer="layout" svg:width="1.593cm" svg:height="0.8cm" svg:x="13.8cm" svg:y="5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8cm">
            <draw:text-box>
              <text:p>front </text:p>
            </draw:text-box>
          </draw:frame>
        </draw:g>
        <draw:line draw:style-name="gr6" draw:text-style-name="P8" draw:layer="layout" svg:x1="12cm" svg:y1="5.406cm" svg:x2="13.8cm" svg:y2="5.406cm">
          <text:p/>
        </draw:line>
        <draw:frame draw:style-name="gr26" draw:text-style-name="P7" draw:layer="layout" svg:width="1.377cm" svg:height="0.831cm" svg:x="14.017cm" svg:y="5.007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7cm">
          <draw:text-box>
            <text:p><text:span text:style-name="T4">20</text:span></text:p>
          </draw:text-box>
        </draw:frame>
        <draw:line draw:style-name="gr6" draw:text-style-name="P8" draw:layer="layout" svg:x1="16.8cm" svg:y1="5.405cm" svg:x2="19.15cm" svg:y2="5.405cm">
          <text:p/>
        </draw:line>
        <draw:line draw:style-name="gr6" draw:text-style-name="P8" draw:layer="layout" svg:x1="21.8cm" svg:y1="5.403cm" svg:x2="23.814cm" svg:y2="5.403cm">
          <text:p/>
        </draw:line>
        <draw:g>
          <draw:custom-shape draw:style-name="gr3" draw:text-style-name="P5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02cm">
            <draw:text-box>
              <text:p>rear </text:p>
            </draw:text-box>
          </draw:frame>
        </draw:g>
        <draw:line draw:style-name="gr6" draw:text-style-name="P8" draw:layer="layout" svg:x1="25.407cm" svg:y1="3.358cm" svg:x2="25.407cm" svg:y2="4.967cm">
          <text:p/>
        </draw:line>
        <draw:g>
          <draw:line draw:style-name="gr10" draw:text-style-name="P8" draw:layer="layout" svg:x1="25.8cm" svg:y1="5.601cm" svg:x2="25.8cm" svg:y2="7.002cm">
            <text:p/>
          </draw:line>
          <draw:line draw:style-name="gr10" draw:text-style-name="P8" draw:layer="layout" svg:x1="15.286cm" svg:y1="7.002cm" svg:x2="25.8cm" svg:y2="7.002cm">
            <text:p/>
          </draw:line>
          <draw:line draw:style-name="gr6" draw:text-style-name="P8" draw:layer="layout" svg:x1="15.286cm" svg:y1="7.002cm" svg:x2="15.286cm" svg:y2="5.8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67" draw:text-style-name="P18" xml:id="id115" draw:id="id115" draw:layer="layout" svg:width="2.8cm" svg:height="0.911cm" svg:x="0.8cm" svg:y="7.8cm">
          <text:p/>
          <draw:enhanced-geometry svg:viewBox="0 0 21600 21600" draw:type="rectangle" draw:enhanced-path="M 0 0 L 21600 0 21600 21600 0 21600 0 0 Z N"/>
        </draw:custom-shape>
        <draw:frame draw:style-name="gr68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>
          <draw:custom-shape draw:style-name="gr19" draw:text-style-name="P5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5cm">
          <draw:text-box>
            <text:p><text:span text:style-name="T4">30</text:span></text:p>
          </draw:text-box>
        </draw:frame>
        <draw:g>
          <draw:custom-shape draw:style-name="gr19" draw:text-style-name="P5" draw:layer="layout" svg:width="1.593cm" svg:height="0.8cm" svg:x="13.8cm" svg:y="5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8cm">
            <draw:text-box>
              <text:p>front </text:p>
            </draw:text-box>
          </draw:frame>
        </draw:g>
        <draw:line draw:style-name="gr6" draw:text-style-name="P8" draw:layer="layout" svg:x1="12cm" svg:y1="5.406cm" svg:x2="13.8cm" svg:y2="5.406cm">
          <text:p/>
        </draw:line>
        <draw:frame draw:style-name="gr26" draw:text-style-name="P7" draw:layer="layout" svg:width="1.377cm" svg:height="0.831cm" svg:x="14.017cm" svg:y="5.007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7cm">
          <draw:text-box>
            <text:p><text:span text:style-name="T4">20</text:span></text:p>
          </draw:text-box>
        </draw:frame>
        <draw:line draw:style-name="gr6" draw:text-style-name="P8" draw:layer="layout" svg:x1="16.8cm" svg:y1="5.405cm" svg:x2="19.15cm" svg:y2="5.405cm">
          <text:p/>
        </draw:line>
        <draw:line draw:style-name="gr6" draw:text-style-name="P8" draw:layer="layout" svg:x1="21.8cm" svg:y1="5.403cm" svg:x2="23.814cm" svg:y2="5.403cm">
          <text:p/>
        </draw:line>
        <draw:g>
          <draw:custom-shape draw:style-name="gr3" draw:text-style-name="P5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02cm">
            <draw:text-box>
              <text:p>rear </text:p>
            </draw:text-box>
          </draw:frame>
        </draw:g>
        <draw:line draw:style-name="gr6" draw:text-style-name="P8" draw:layer="layout" svg:x1="25.407cm" svg:y1="3.358cm" svg:x2="25.407cm" svg:y2="4.967cm">
          <text:p/>
        </draw:line>
        <draw:g>
          <draw:line draw:style-name="gr10" draw:text-style-name="P8" draw:layer="layout" svg:x1="25.8cm" svg:y1="5.601cm" svg:x2="25.8cm" svg:y2="7.002cm">
            <text:p/>
          </draw:line>
          <draw:line draw:style-name="gr10" draw:text-style-name="P8" draw:layer="layout" svg:x1="15.286cm" svg:y1="7.002cm" svg:x2="25.8cm" svg:y2="7.002cm">
            <text:p/>
          </draw:line>
          <draw:line draw:style-name="gr6" draw:text-style-name="P8" draw:layer="layout" svg:x1="15.286cm" svg:y1="7.002cm" svg:x2="15.286cm" svg:y2="5.8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116" draw:id="id116" draw:layer="layout" svg:width="7.4cm" svg:height="0.911cm" svg:x="1.6cm" svg:y="8.689cm">
          <text:p/>
          <draw:enhanced-geometry svg:viewBox="0 0 21600 21600" draw:type="rectangle" draw:enhanced-path="M 0 0 L 21600 0 21600 21600 0 21600 0 0 Z N"/>
        </draw:custom-shape>
        <draw:frame draw:style-name="gr69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>
          <draw:custom-shape draw:style-name="gr19" draw:text-style-name="P5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5cm">
          <draw:text-box>
            <text:p><text:span text:style-name="T4">30</text:span></text:p>
          </draw:text-box>
        </draw:frame>
        <draw:g>
          <draw:custom-shape draw:style-name="gr19" draw:text-style-name="P5" draw:layer="layout" svg:width="1.593cm" svg:height="0.8cm" svg:x="13.8cm" svg:y="5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8cm">
            <draw:text-box>
              <text:p>front </text:p>
            </draw:text-box>
          </draw:frame>
        </draw:g>
        <draw:line draw:style-name="gr6" draw:text-style-name="P8" xml:id="id117" draw:id="id117" draw:layer="layout" svg:x1="12cm" svg:y1="5.406cm" svg:x2="13.8cm" svg:y2="5.406cm">
          <text:p/>
        </draw:line>
        <draw:frame draw:style-name="gr26" draw:text-style-name="P7" draw:layer="layout" svg:width="1.377cm" svg:height="0.831cm" svg:x="14.017cm" svg:y="5.007cm">
          <draw:text-box>
            <text:p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7cm">
          <draw:text-box>
            <text:p><text:span text:style-name="T4">20</text:span></text:p>
          </draw:text-box>
        </draw:frame>
        <draw:line draw:style-name="gr6" draw:text-style-name="P8" draw:layer="layout" svg:x1="16.8cm" svg:y1="5.405cm" svg:x2="19.15cm" svg:y2="5.405cm">
          <text:p/>
        </draw:line>
        <draw:line draw:style-name="gr6" draw:text-style-name="P8" draw:layer="layout" svg:x1="21.8cm" svg:y1="5.403cm" svg:x2="23.814cm" svg:y2="5.403cm">
          <text:p/>
        </draw:line>
        <draw:g>
          <draw:custom-shape draw:style-name="gr3" draw:text-style-name="P5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02cm">
            <draw:text-box>
              <text:p>rear </text:p>
            </draw:text-box>
          </draw:frame>
        </draw:g>
        <draw:line draw:style-name="gr6" draw:text-style-name="P8" draw:layer="layout" svg:x1="25.407cm" svg:y1="3.358cm" svg:x2="25.407cm" svg:y2="4.967cm">
          <text:p/>
        </draw:line>
        <draw:g>
          <draw:line draw:style-name="gr10" draw:text-style-name="P8" draw:layer="layout" svg:x1="25.8cm" svg:y1="5.601cm" svg:x2="25.8cm" svg:y2="7.002cm">
            <text:p/>
          </draw:line>
          <draw:line draw:style-name="gr10" draw:text-style-name="P8" draw:layer="layout" svg:x1="15.286cm" svg:y1="7.002cm" svg:x2="25.8cm" svg:y2="7.002cm">
            <text:p/>
          </draw:line>
          <draw:line draw:style-name="gr6" draw:text-style-name="P8" draw:layer="layout" svg:x1="15.286cm" svg:y1="7.002cm" svg:x2="15.286cm" svg:y2="5.801cm">
            <text:p/>
          </draw:line>
        </draw:g>
        <draw:g xml:id="id118" draw:id="id118">
          <draw:line draw:style-name="gr10" draw:text-style-name="P8" draw:layer="layout" svg:x1="12.1cm" svg:y1="5.008cm" svg:x2="12.1cm" svg:y2="4.108cm">
            <text:p/>
          </draw:line>
          <draw:line draw:style-name="gr10" draw:text-style-name="P8" draw:layer="layout" svg:x1="12.1cm" svg:y1="4.108cm" svg:x2="20.8cm" svg:y2="4.108cm">
            <text:p/>
          </draw:line>
          <draw:line draw:style-name="gr6" draw:text-style-name="P8" draw:layer="layout" svg:x1="20.8cm" svg:y1="4.108cm" svg:x2="20.778cm" svg:y2="5.00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peek-out" presentation:preset-sub-type="from-right" presentation:preset-property="Direction">
                  <anim:transitionFilter smil:dur="0.5s" smil:targetElement="id117" smil:type="slideWipe" smil:subtype="fromRight" smil:mode="out"/>
                  <anim:set smil:begin="0.499s" smil:dur="0.001s" smil:fill="hold" smil:targetElement="id1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4s" smil:fill="hold" smil:targetElement="id118" smil:attributeName="visibility" smil:to="visible"/>
                  <anim:transitionFilter smil:dur="2s" smil:targetElement="id118" smil:type="slideWipe" smil:subtype="fromLeft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119" draw:id="id119" draw:layer="layout" svg:width="7.4cm" svg:height="0.911cm" svg:x="1.6cm" svg:y="9.6cm">
          <text:p/>
          <draw:enhanced-geometry svg:viewBox="0 0 21600 21600" draw:type="rectangle" draw:enhanced-path="M 0 0 L 21600 0 21600 21600 0 21600 0 0 Z N"/>
        </draw:custom-shape>
        <draw:frame draw:style-name="gr70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>
          <draw:custom-shape draw:style-name="gr19" draw:text-style-name="P5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5cm">
          <draw:text-box>
            <text:p><text:span text:style-name="T4">30</text:span></text:p>
          </draw:text-box>
        </draw:frame>
        <draw:g xml:id="id120" draw:id="id120">
          <draw:custom-shape draw:style-name="gr19" draw:text-style-name="P5" draw:layer="layout" svg:width="1.593cm" svg:height="0.8cm" svg:x="13.8cm" svg:y="5.0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15.393cm" svg:y="5.0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8cm">
            <draw:text-box>
              <text:p>front </text:p>
            </draw:text-box>
          </draw:frame>
        </draw:g>
        <draw:frame draw:style-name="gr26" draw:text-style-name="P7" draw:layer="layout" svg:width="1.377cm" svg:height="0.831cm" svg:x="14.017cm" svg:y="5.007cm">
          <draw:text-box>
            <text:p xml:id="id121" text:id="id121"><text:span text:style-name="T4">10</text:span></text:p>
          </draw:text-box>
        </draw:frame>
        <draw:g>
          <draw:custom-shape draw:style-name="gr19" draw:text-style-name="P5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7cm">
          <draw:text-box>
            <text:p><text:span text:style-name="T4">20</text:span></text:p>
          </draw:text-box>
        </draw:frame>
        <draw:line draw:style-name="gr6" draw:text-style-name="P8" xml:id="id122" draw:id="id122" draw:layer="layout" svg:x1="16.8cm" svg:y1="5.405cm" svg:x2="19.15cm" svg:y2="5.405cm">
          <text:p/>
        </draw:line>
        <draw:line draw:style-name="gr6" draw:text-style-name="P8" draw:layer="layout" svg:x1="21.8cm" svg:y1="5.403cm" svg:x2="23.814cm" svg:y2="5.403cm">
          <text:p/>
        </draw:line>
        <draw:g>
          <draw:custom-shape draw:style-name="gr3" draw:text-style-name="P5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02cm">
            <draw:text-box>
              <text:p>rear </text:p>
            </draw:text-box>
          </draw:frame>
        </draw:g>
        <draw:line draw:style-name="gr6" draw:text-style-name="P8" draw:layer="layout" svg:x1="25.407cm" svg:y1="3.358cm" svg:x2="25.407cm" svg:y2="4.967cm">
          <text:p/>
        </draw:line>
        <draw:g>
          <draw:line draw:style-name="gr10" draw:text-style-name="P8" draw:layer="layout" svg:x1="25.8cm" svg:y1="5.601cm" svg:x2="25.8cm" svg:y2="7.002cm">
            <text:p/>
          </draw:line>
          <draw:line draw:style-name="gr10" draw:text-style-name="P8" draw:layer="layout" svg:x1="15.286cm" svg:y1="7.002cm" svg:x2="25.8cm" svg:y2="7.002cm">
            <text:p/>
          </draw:line>
          <draw:line draw:style-name="gr6" draw:text-style-name="P8" draw:layer="layout" svg:x1="15.286cm" svg:y1="7.002cm" svg:x2="15.286cm" svg:y2="5.801cm">
            <text:p/>
          </draw:line>
        </draw:g>
        <draw:g>
          <draw:line draw:style-name="gr10" draw:text-style-name="P8" draw:layer="layout" svg:x1="12.1cm" svg:y1="5.008cm" svg:x2="12.1cm" svg:y2="4.108cm">
            <text:p/>
          </draw:line>
          <draw:line draw:style-name="gr10" draw:text-style-name="P8" draw:layer="layout" svg:x1="12.1cm" svg:y1="4.108cm" svg:x2="20.8cm" svg:y2="4.108cm">
            <text:p/>
          </draw:line>
          <draw:line draw:style-name="gr6" draw:text-style-name="P8" draw:layer="layout" svg:x1="20.8cm" svg:y1="4.108cm" svg:x2="20.778cm" svg:y2="5.00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" smil:attributeName="visibility" smil:to="hidden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39" draw:text-style-name="P18" xml:id="id123" draw:id="id123" draw:layer="layout" svg:width="7.4cm" svg:height="0.911cm" svg:x="1.6cm" svg:y="10.511cm">
          <text:p/>
          <draw:enhanced-geometry svg:viewBox="0 0 21600 21600" draw:type="rectangle" draw:enhanced-path="M 0 0 L 21600 0 21600 21600 0 21600 0 0 Z N"/>
        </draw:custom-shape>
        <draw:frame draw:style-name="gr71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>
          <draw:custom-shape draw:style-name="gr19" draw:text-style-name="P5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5cm">
          <draw:text-box>
            <text:p><text:span text:style-name="T4">30</text:span></text:p>
          </draw:text-box>
        </draw:frame>
        <draw:g>
          <draw:custom-shape draw:style-name="gr3" draw:text-style-name="P5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8cm">
            <draw:text-box>
              <text:p>front </text:p>
            </draw:text-box>
          </draw:frame>
        </draw:g>
        <draw:g>
          <draw:custom-shape draw:style-name="gr19" draw:text-style-name="P5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7cm">
          <draw:text-box>
            <text:p><text:span text:style-name="T4">20</text:span></text:p>
          </draw:text-box>
        </draw:frame>
        <draw:line draw:style-name="gr6" draw:text-style-name="P8" draw:layer="layout" svg:x1="21.8cm" svg:y1="5.403cm" svg:x2="23.814cm" svg:y2="5.403cm">
          <text:p/>
        </draw:line>
        <draw:g>
          <draw:custom-shape draw:style-name="gr3" draw:text-style-name="P5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02cm">
            <draw:text-box>
              <text:p>rear </text:p>
            </draw:text-box>
          </draw:frame>
        </draw:g>
        <draw:line draw:style-name="gr6" draw:text-style-name="P8" draw:layer="layout" svg:x1="25.407cm" svg:y1="3.358cm" svg:x2="25.407cm" svg:y2="4.967cm">
          <text:p/>
        </draw:line>
        <draw:g xml:id="id124" draw:id="id124">
          <draw:line draw:style-name="gr10" draw:text-style-name="P8" draw:layer="layout" svg:x1="25.8cm" svg:y1="5.601cm" svg:x2="25.8cm" svg:y2="7.002cm">
            <text:p/>
          </draw:line>
          <draw:line draw:style-name="gr10" draw:text-style-name="P8" draw:layer="layout" svg:x1="15.286cm" svg:y1="7.002cm" svg:x2="25.8cm" svg:y2="7.002cm">
            <text:p/>
          </draw:line>
          <draw:line draw:style-name="gr6" draw:text-style-name="P8" draw:layer="layout" svg:x1="15.286cm" svg:y1="7.002cm" svg:x2="15.286cm" svg:y2="5.801cm">
            <text:p/>
          </draw:line>
        </draw:g>
        <draw:g>
          <draw:line draw:style-name="gr10" draw:text-style-name="P8" draw:layer="layout" svg:x1="12.1cm" svg:y1="5.008cm" svg:x2="12.1cm" svg:y2="4.108cm">
            <text:p/>
          </draw:line>
          <draw:line draw:style-name="gr10" draw:text-style-name="P8" draw:layer="layout" svg:x1="12.1cm" svg:y1="4.108cm" svg:x2="20.8cm" svg:y2="4.108cm">
            <text:p/>
          </draw:line>
          <draw:line draw:style-name="gr6" draw:text-style-name="P8" draw:layer="layout" svg:x1="20.8cm" svg:y1="4.108cm" svg:x2="20.778cm" svg:y2="5.007cm">
            <text:p/>
          </draw:line>
        </draw:g>
        <draw:g xml:id="id125" draw:id="id125">
          <draw:line draw:style-name="gr10" draw:text-style-name="P8" draw:layer="layout" svg:x1="25.8cm" svg:y1="5.602cm" svg:x2="25.8cm" svg:y2="7.003cm">
            <text:p/>
          </draw:line>
          <draw:line draw:style-name="gr10" draw:text-style-name="P8" draw:layer="layout" svg:x1="20.6cm" svg:y1="7.003cm" svg:x2="25.8cm" svg:y2="7.003cm">
            <text:p/>
          </draw:line>
          <draw:line draw:style-name="gr6" draw:text-style-name="P8" draw:layer="layout" svg:x1="20.6cm" svg:y1="7.003cm" svg:x2="20.6cm" svg:y2="5.80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office:forms form:automatic-focus="false" form:apply-design-mode="false"/>
        <draw:frame presentation:style-name="pr5" draw:text-style-name="P11" draw:layer="layout" svg:width="25.251cm" svg:height="3.154cm" svg:x="0.549cm" svg:y="0.2cm" presentation:class="title" presentation:user-transformed="true">
          <draw:text-box>
            <text:p><text:span text:style-name="T6">Data Structure – Circular Queue</text:span><text:span text:style-name="T7"><text:line-break/></text:span><text:span text:style-name="T7">Algorithm <text:s/></text:span></text:p>
          </draw:text-box>
        </draw:frame>
        <draw:custom-shape draw:style-name="gr72" draw:text-style-name="P18" xml:id="id126" draw:id="id126" draw:layer="layout" svg:width="5.4cm" svg:height="0.911cm" svg:x="0.9cm" svg:y="11.589cm">
          <text:p/>
          <draw:enhanced-geometry svg:viewBox="0 0 21600 21600" draw:type="rectangle" draw:enhanced-path="M 0 0 L 21600 0 21600 21600 0 21600 0 0 Z N"/>
        </draw:custom-shape>
        <draw:frame draw:style-name="gr73" draw:text-style-name="P17" draw:layer="layout" svg:width="12.5cm" svg:height="11.311cm" svg:x="-0.2cm" svg:y="3.089cm">
          <draw:text-box>
            <text:list text:style-name="L4">
              <text:list-header>
                <text:p text:style-name="P15"><text:span text:style-name="T10">if ( front = NULL)</text:span></text:p>
                <text:p text:style-name="P15"><text:span text:style-name="T10"><text:s text:c="4"/></text:span><text:span text:style-name="T10">return e_false</text:span></text:p>
                <text:p text:style-name="P15"><text:span text:style-name="T10">if( front = rear )</text:span></text:p>
                <text:p text:style-name="P15"><text:span text:style-name="T10"><text:s text:c="4"/></text:span><text:span text:style-name="T10">free( front )</text:span></text:p>
                <text:p text:style-name="P15"><text:span text:style-name="T10"><text:s text:c="4"/></text:span><text:span text:style-name="T10">front = rear = NULL <text:s/></text:span></text:p>
                <text:p text:style-name="P15"><text:span text:style-name="T10">else </text:span></text:p>
                <text:p text:style-name="P15"><text:span text:style-name="T10"><text:s text:c="3"/></text:span><text:span text:style-name="T10">front = front <text:s text:c="5"/>link </text:span></text:p>
                <text:p text:style-name="P15"><text:span text:style-name="T10"><text:s text:c="3"/></text:span><text:span text:style-name="T10">free( rear <text:s text:c="5"/>link)</text:span></text:p>
                <text:p text:style-name="P16"><text:span text:style-name="T10"><text:s text:c="3"/></text:span><text:span text:style-name="T10">rear <text:s text:c="5"/>link = front <text:s text:c="5"/></text:span></text:p>
                <text:p text:style-name="P15"><text:span text:style-name="T10">return e_true <text:s text:c="9"/></text:span></text:p>
              </text:list-header>
            </text:list>
          </draw:text-box>
        </draw:frame>
        <draw:line draw:style-name="gr6" draw:text-style-name="P8" draw:layer="layout" svg:x1="6cm" svg:y1="9.2cm" svg:x2="7cm" svg:y2="9.2cm">
          <text:p/>
        </draw:line>
        <draw:line draw:style-name="gr6" draw:text-style-name="P8" draw:layer="layout" svg:x1="5cm" svg:y1="10.2cm" svg:x2="6cm" svg:y2="10.2cm">
          <text:p/>
        </draw:line>
        <draw:line draw:style-name="gr6" draw:text-style-name="P8" draw:layer="layout" svg:x1="3.3cm" svg:y1="11.1cm" svg:x2="4.3cm" svg:y2="11.1cm">
          <text:p/>
        </draw:line>
        <draw:g>
          <draw:custom-shape draw:style-name="gr19" draw:text-style-name="P5" draw:layer="layout" svg:width="1.593cm" svg:height="0.8cm" svg:x="23.814cm" svg:y="5.00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5.407cm" svg:y="5.005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23.814cm" svg:y="5.005cm">
          <draw:text-box>
            <text:p><text:span text:style-name="T4">30</text:span></text:p>
          </draw:text-box>
        </draw:frame>
        <draw:g>
          <draw:custom-shape draw:style-name="gr3" draw:text-style-name="P5" draw:layer="layout" svg:width="2cm" svg:height="0.8cm" svg:x="10.4cm" svg:y="5.00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10.4cm" svg:y="4.108cm">
            <draw:text-box>
              <text:p>front </text:p>
            </draw:text-box>
          </draw:frame>
        </draw:g>
        <draw:g>
          <draw:custom-shape draw:style-name="gr19" draw:text-style-name="P5" draw:layer="layout" svg:width="1.593cm" svg:height="0.8cm" svg:x="19.15cm" svg:y="5.0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1.593cm" svg:height="0.8cm" svg:x="20.743cm" svg:y="5.00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7" draw:layer="layout" svg:width="1.377cm" svg:height="0.831cm" svg:x="19.401cm" svg:y="5.007cm">
          <draw:text-box>
            <text:p><text:span text:style-name="T4">20</text:span></text:p>
          </draw:text-box>
        </draw:frame>
        <draw:line draw:style-name="gr6" draw:text-style-name="P8" draw:layer="layout" svg:x1="21.8cm" svg:y1="5.403cm" svg:x2="23.814cm" svg:y2="5.403cm">
          <text:p/>
        </draw:line>
        <draw:g>
          <draw:custom-shape draw:style-name="gr3" draw:text-style-name="P5" draw:layer="layout" svg:width="2cm" svg:height="0.8cm" svg:x="24cm" svg:y="2.8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9" draw:layer="layout" svg:width="1.95cm" svg:height="0.962cm" svg:x="24cm" svg:y="1.902cm">
            <draw:text-box>
              <text:p>rear </text:p>
            </draw:text-box>
          </draw:frame>
        </draw:g>
        <draw:line draw:style-name="gr6" draw:text-style-name="P8" draw:layer="layout" svg:x1="25.407cm" svg:y1="3.358cm" svg:x2="25.407cm" svg:y2="4.967cm">
          <text:p/>
        </draw:line>
        <draw:g>
          <draw:line draw:style-name="gr10" draw:text-style-name="P8" draw:layer="layout" svg:x1="12.1cm" svg:y1="5.008cm" svg:x2="12.1cm" svg:y2="4.108cm">
            <text:p/>
          </draw:line>
          <draw:line draw:style-name="gr10" draw:text-style-name="P8" draw:layer="layout" svg:x1="12.1cm" svg:y1="4.108cm" svg:x2="20.8cm" svg:y2="4.108cm">
            <text:p/>
          </draw:line>
          <draw:line draw:style-name="gr6" draw:text-style-name="P8" draw:layer="layout" svg:x1="20.8cm" svg:y1="4.108cm" svg:x2="20.778cm" svg:y2="5.007cm">
            <text:p/>
          </draw:line>
        </draw:g>
        <draw:g>
          <draw:line draw:style-name="gr10" draw:text-style-name="P8" draw:layer="layout" svg:x1="25.8cm" svg:y1="5.602cm" svg:x2="25.8cm" svg:y2="7.003cm">
            <text:p/>
          </draw:line>
          <draw:line draw:style-name="gr10" draw:text-style-name="P8" draw:layer="layout" svg:x1="20.6cm" svg:y1="7.003cm" svg:x2="25.8cm" svg:y2="7.003cm">
            <text:p/>
          </draw:line>
          <draw:line draw:style-name="gr6" draw:text-style-name="P8" draw:layer="layout" svg:x1="20.6cm" svg:y1="7.003cm" svg:x2="20.6cm" svg:y2="5.802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b_5f_header_5f_" presentation:presentation-page-layout-name="AL2T1">
        <office:forms form:automatic-focus="false" form:apply-design-mode="false"/>
        <draw:frame presentation:style-name="pr7" draw:text-style-name="P4" draw:layer="layout" svg:width="25.199cm" svg:height="2.957cm" svg:x="0.9cm" svg:y="10.864cm" presentation:class="title" presentation:user-transformed="true">
          <draw:text-box>
            <text:p><text:span text:style-name="T3">Code -Circular Queue –Linked List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0.001cm" svg:height="0.001cm" svg:x="0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1" svg:font-family="'Open sans'" style:font-family-generic="swiss"/>
    <style:font-face style:name="OpenSans" svg:font-family="OpenSans" style:font-family-generic="swiss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family-generic="swiss" style:font-pitch="variable"/>
    <style:font-face style:name="OpenSans1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1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1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1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eader_5f_-background" style:display-name="header_-background" style:family="presentation">
      <style:graphic-properties draw:stroke="none" draw:fill="none"/>
      <style:text-properties style:letter-kerning="true"/>
    </style:style>
    <style:style style:name="header_5f_-backgroundobjects" style:display-name="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5f_-notes" style:display-name="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5f_-outline1" style:display-name="header_-outline1" style:family="presentation">
      <style:graphic-properties draw:stroke="none" draw:fill="none" draw:auto-grow-height="false" draw:fit-to-size="shrink-to-fit" style:shrink-to-fit="true">
        <text:list-style style:name="header_5f_-outline1" style:display-name="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outline2" style:display-name="header_-outline2" style:family="presentation" style:parent-style-name="header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_5f_-outline3" style:display-name="header_-outline3" style:family="presentation" style:parent-style-name="header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_5f_-outline4" style:display-name="header_-outline4" style:family="presentation" style:parent-style-name="header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_5f_-outline5" style:display-name="header_-outline5" style:family="presentation" style:parent-style-name="header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6" style:display-name="header_-outline6" style:family="presentation" style:parent-style-name="header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7" style:display-name="header_-outline7" style:family="presentation" style:parent-style-name="header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8" style:display-name="header_-outline8" style:family="presentation" style:parent-style-name="header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outline9" style:display-name="header_-outline9" style:family="presentation" style:parent-style-name="header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_5f_-subtitle" style:display-name="header_-subtitle" style:family="presentation">
      <style:graphic-properties draw:stroke="none" draw:fill="none" draw:textarea-vertical-align="middle">
        <text:list-style style:name="header_5f_-subtitle" style:display-name="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5f_-title" style:display-name="header_-title" style:family="presentation">
      <style:graphic-properties draw:stroke="none" draw:fill="none" draw:textarea-vertical-align="middle">
        <text:list-style style:name="header_5f_-title" style:display-name="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header_5f_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8" style:family="presentation" style:parent-style-name="header_5f_-backgroundobjects">
      <style:graphic-properties draw:stroke="none" draw:fill-color="#ffffff" draw:textarea-vertical-align="middle" draw:auto-grow-height="false" fo:min-height="2.176cm" fo:min-width="19.509cm"/>
    </style:style>
    <style:style style:name="Mpr29" style:family="presentation" style:parent-style-name="header_5f_-backgroundobjects">
      <style:graphic-properties draw:stroke="none" draw:fill-color="#ffffff" draw:textarea-vertical-align="middle" draw:auto-grow-height="false" fo:min-height="0.464cm" fo:min-width="19.509cm"/>
    </style:style>
    <style:style style:name="Mpr30" style:family="presentation" style:parent-style-name="header_5f_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1" style:family="presentation" style:parent-style-name="header_5f_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2" style:family="presentation" style:parent-style-name="header_5f_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33" style:family="presentation" style:parent-style-name="header_5f_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4" style:family="presentation" style:parent-style-name="header_5f_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35" style:family="presentation" style:parent-style-name="header_5f_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36" style:family="presentation" style:parent-style-name="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37" style:family="presentation" style:parent-style-name="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5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header_5f_" style:display-name="header_" style:page-layout-name="PM1" draw:style-name="Mdp1">
      <draw:frame presentation:style-name="header_5f_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27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8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29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30" draw:text-style-name="MP5" draw:layer="backgroundobjects" svg:x1="5.828cm" svg:y1="-0.054cm" svg:x2="10.171cm" svg:y2="4.289cm">
            <text:p/>
          </draw:line>
          <draw:line presentation:style-name="Mpr31" draw:text-style-name="MP5" draw:layer="backgroundobjects" svg:x1="5.306cm" svg:y1="-0.053cm" svg:x2="10.288cm" svg:y2="4.929cm">
            <text:p/>
          </draw:line>
          <draw:line presentation:style-name="Mpr32" draw:text-style-name="MP5" draw:layer="backgroundobjects" svg:x1="4.506cm" svg:y1="-0.053cm" svg:x2="8.867cm" svg:y2="4.308cm">
            <text:p/>
          </draw:line>
          <draw:line presentation:style-name="Mpr33" draw:text-style-name="MP5" draw:layer="backgroundobjects" svg:x1="3.862cm" svg:y1="-0.053cm" svg:x2="8.844cm" svg:y2="4.929cm">
            <text:p/>
          </draw:line>
          <draw:line presentation:style-name="Mpr32" draw:text-style-name="MP5" draw:layer="backgroundobjects" svg:x1="-0.019cm" svg:y1="13.198cm" svg:x2="8.896cm" svg:y2="4.283cm">
            <text:p/>
          </draw:line>
          <draw:line presentation:style-name="Mpr34" draw:text-style-name="MP5" draw:layer="backgroundobjects" svg:x1="-0.028cm" svg:y1="13.884cm" svg:x2="8.853cm" svg:y2="5.003cm">
            <text:p/>
          </draw:line>
          <draw:line presentation:style-name="Mpr34" draw:text-style-name="MP5" draw:layer="backgroundobjects" svg:x1="0.011cm" svg:y1="14.384cm" svg:x2="10.144cm" svg:y2="4.251cm">
            <text:p/>
          </draw:line>
          <draw:line presentation:style-name="Mpr35" draw:text-style-name="MP5" draw:layer="backgroundobjects" svg:x1="0.357cm" svg:y1="15.801cm" svg:x2="10.207cm" svg:y2="5.951cm">
            <text:p/>
          </draw:line>
        </draw:g>
        <draw:g>
          <draw:line presentation:style-name="Mpr30" draw:text-style-name="MP5" draw:layer="backgroundobjects" svg:x1="14.928cm" svg:y1="-0.054cm" svg:x2="19.271cm" svg:y2="4.289cm">
            <text:p/>
          </draw:line>
          <draw:line presentation:style-name="Mpr31" draw:text-style-name="MP5" draw:layer="backgroundobjects" svg:x1="14.406cm" svg:y1="-0.053cm" svg:x2="19.388cm" svg:y2="4.929cm">
            <text:p/>
          </draw:line>
          <draw:line presentation:style-name="Mpr32" draw:text-style-name="MP5" draw:layer="backgroundobjects" svg:x1="13.606cm" svg:y1="-0.053cm" svg:x2="17.967cm" svg:y2="4.308cm">
            <text:p/>
          </draw:line>
          <draw:line presentation:style-name="Mpr33" draw:text-style-name="MP5" draw:layer="backgroundobjects" svg:x1="12.962cm" svg:y1="-0.053cm" svg:x2="17.944cm" svg:y2="4.929cm">
            <text:p/>
          </draw:line>
          <draw:line presentation:style-name="Mpr32" draw:text-style-name="MP5" draw:layer="backgroundobjects" svg:x1="6.418cm" svg:y1="15.861cm" svg:x2="17.996cm" svg:y2="4.283cm">
            <text:p/>
          </draw:line>
          <draw:line presentation:style-name="Mpr34" draw:text-style-name="MP5" draw:layer="backgroundobjects" svg:x1="7.14cm" svg:y1="15.816cm" svg:x2="17.953cm" svg:y2="5.003cm">
            <text:p/>
          </draw:line>
          <draw:line presentation:style-name="Mpr34" draw:text-style-name="MP5" draw:layer="backgroundobjects" svg:x1="7.737cm" svg:y1="15.758cm" svg:x2="19.244cm" svg:y2="4.251cm">
            <text:p/>
          </draw:line>
          <draw:line presentation:style-name="Mpr35" draw:text-style-name="MP5" draw:layer="backgroundobjects" svg:x1="9.457cm" svg:y1="15.801cm" svg:x2="19.307cm" svg:y2="5.951cm">
            <text:p/>
          </draw:line>
        </draw:g>
      </draw:g>
      <draw:frame presentation:style-name="header_5f_-title" draw:layer="backgroundobjects" svg:width="22.288cm" svg:height="2.05cm" svg:x="0.55cm" svg:y="4.905cm" presentation:class="title" presentation:placeholder="true">
        <draw:text-box/>
      </draw:frame>
      <draw:custom-shape presentation:style-name="Mpr36" draw:text-style-name="MP8" draw:layer="backgroundobjects" svg:width="27.973cm" svg:height="0.2cm" svg:x="-0.05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header_5f_-title" draw:layer="backgroundobjects" svg:width="19.798cm" svg:height="11.136cm" svg:x="0.6cm" svg:y="2.257cm" presentation:class="page"/>
        <draw:frame presentation:style-name="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7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3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38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3DT22H19M54S</meta:editing-duration>
    <meta:editing-cycles>164</meta:editing-cycles>
    <meta:generator>LibreOffice/6.4.2.2$Linux_X86_64 LibreOffice_project/40$Build-2</meta:generator>
    <dc:title>Bright Blue</dc:title>
    <dc:date>2020-08-02T20:43:17.049313841</dc:date>
    <meta:document-statistic meta:object-count="1298"/>
    <meta:template xlink:type="simple" xlink:actuate="onRequest" xlink:title="Bright Blue" xlink:href="../R05_Flowchart.odp" meta:date="2020-04-08T20:36:48.497255069"/>
  </office:meta>
</office:document-meta>
</file>